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0.111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7.387cm"/>
    </style:style>
    <style:style style:name="co6" style:family="table-column">
      <style:table-column-properties fo:break-before="auto" style:column-width="39.252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6.399cm"/>
    </style:style>
    <style:style style:name="co10" style:family="table-column">
      <style:table-column-properties fo:break-before="auto" style:column-width="2.47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Basic_20_Pyth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b2b2b2"/>
    </style:style>
    <style:style style:name="ce30" style:family="table-cell" style:parent-style-name="Default">
      <style:table-cell-properties fo:background-color="#ffffd7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bfd7f4"/>
    </style:style>
    <style:style style:name="ce51" style:family="table-cell" style:parent-style-name="Default">
      <style:table-cell-properties fo:background-color="#ffe994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ffe994"/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ffffa6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80808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ffffd7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bfd7f4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f6c6c6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f6c6c6"/>
      <style:text-properties fo:font-size="11pt" style:font-size-asian="11pt" style:font-size-complex="11pt"/>
    </style:style>
    <style:style style:name="ce66" style:family="table-cell" style:parent-style-name="Default">
      <style:table-cell-properties fo:background-color="#f6c6c6"/>
    </style:style>
    <style:style style:name="ce43" style:family="table-cell" style:parent-style-name="Default">
      <style:table-cell-properties fo:background-color="#cccccc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f78d8d"/>
      <style:text-properties fo:font-size="11pt" style:font-size-asian="11pt" style:font-size-complex="11pt"/>
    </style:style>
    <style:style style:name="ce97" style:family="table-cell" style:parent-style-name="Default">
      <style:table-cell-properties fo:background-color="#ffffa6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bf00"/>
    </style:style>
    <style:style style:name="ce77" style:family="table-cell" style:parent-style-name="Default">
      <style:table-cell-properties fo:background-color="#acb20c"/>
    </style:style>
    <style:style style:name="ce78" style:family="table-cell" style:parent-style-name="Default">
      <style:table-cell-properties fo:background-color="#fff5ce"/>
    </style:style>
    <style:style style:name="ce85" style:family="table-cell" style:parent-style-name="Default">
      <style:table-cell-properties fo:background-color="#ffd7d7"/>
    </style:style>
    <style:style style:name="ce103" style:family="table-cell" style:parent-style-name="Default">
      <style:table-cell-properties fo:background-color="#8e86ae"/>
    </style:style>
    <style:style style:name="ce108" style:family="table-cell" style:parent-style-name="Default">
      <style:table-cell-properties fo:background-color="#b8cb7b"/>
    </style:style>
    <style:style style:name="ce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808080"/>
      <style:text-properties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fo:background-color="#ffbf00"/>
      <style:text-properties fo:font-size="11pt" style:font-size-asian="11pt" style:font-size-complex="11pt"/>
    </style:style>
    <style:style style:name="ce94" style:family="table-cell" style:parent-style-name="Default">
      <style:table-cell-properties fo:background-color="#acb20c"/>
      <style:text-properties fo:font-size="11pt" style:font-size-asian="11pt" style:font-size-complex="11pt"/>
    </style:style>
    <style:style style:name="ce95" style:family="table-cell" style:parent-style-name="Default">
      <style:table-cell-properties fo:background-color="#fff5ce"/>
      <style:text-properties fo:font-size="11pt" style:font-size-asian="11pt" style:font-size-complex="11pt"/>
    </style:style>
    <style:style style:name="ce104" style:family="table-cell" style:parent-style-name="Default">
      <style:table-cell-properties fo:background-color="#ffd7d7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dddddd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2b2b2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ffffd7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d7"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bfd7f4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bfd7f4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background-color="#ffe994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a6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08080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8e86ae"/>
      <style:text-properties fo:font-size="11pt" style:font-size-asian="11pt" style:font-size-complex="11pt"/>
    </style:style>
    <style:style style:name="ce138" style:family="table-cell" style:parent-style-name="Default">
      <style:table-cell-properties fo:background-color="#8e86ae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b8cb7b"/>
      <style:text-properties fo:font-size="11pt" style:font-size-asian="11pt" style:font-size-complex="11pt"/>
    </style:style>
    <style:style style:name="ce145" style:family="table-cell" style:parent-style-name="Default">
      <style:table-cell-properties fo:background-color="#b8cb7b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ffd7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bfd7f4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ffe994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808080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6c6c6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f78d8d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ffbf00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acb20c"/>
      <style:text-properties fo:font-size="12pt" style:font-size-asian="10pt" style:font-size-complex="10pt"/>
    </style:style>
    <style:style style:name="ce136" style:family="table-cell" style:parent-style-name="Default">
      <style:table-cell-properties fo:background-color="#fff5ce"/>
      <style:text-properties fo:font-size="12pt" style:font-size-asian="12pt" style:font-size-complex="12pt"/>
    </style:style>
    <style:style style:name="ce148" style:family="table-cell" style:parent-style-name="Default">
      <style:table-cell-properties fo:background-color="#ffd7d7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8e86ae"/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#b8cb7b"/>
      <style:text-properties fo:font-size="12pt" style:font-size-asian="12pt" style:font-size-complex="12pt"/>
    </style:style>
    <style:style style:name="ce174" style:family="table-cell" style:parent-style-name="Default">
      <style:table-cell-properties fo:background-color="#b8cb7b"/>
      <style:text-properties fo:font-size="12pt" fo:font-style="normal" style:font-size-asian="12pt" style:font-style-asian="normal" style:font-size-complex="12pt" style:font-style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color="#808080" style:font-name="JetBrains Mono" fo:font-size="11pt" fo:language="none" fo:country="none" fo:font-weight="normal" style:font-name-asian="JetBrains Mono" style:font-size-asian="11pt" style:language-asian="none" style:country-asian="none" style:font-weight-asian="normal" style:font-name-complex="JetBrains Mono" style:font-size-complex="11pt" style:language-complex="none" style:country-complex="none" style:font-weight-complex="normal"/>
    </style:style>
    <style:style style:name="ce132" style:family="table-cell" style:parent-style-name="Default">
      <style:table-cell-properties fo:background-color="transparent"/>
      <style:text-properties fo:color="#808080" style:font-name="JetBrains Mono" fo:font-size="11pt" fo:language="none" fo:country="none" style:font-name-asian="JetBrains Mono" style:font-size-asian="11pt" style:language-asian="none" style:country-asian="none" style:font-name-complex="JetBrains Mono" style:font-size-complex="11pt" style:language-complex="none" style:country-complex="none"/>
    </style:style>
    <style:style style:name="ce133" style:family="table-cell" style:parent-style-name="Default">
      <style:table-cell-properties fo:background-color="transparent"/>
      <style:text-properties style:font-name="JetBrains Mono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101" style:family="table-cell" style:parent-style-name="Default">
      <style:table-cell-properties fo:background-color="#ffffa6"/>
    </style:style>
    <style:style style:name="ce75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11pt" style:font-size-complex="11pt" style:font-weight-asian="normal" style:font-weight-complex="normal"/>
    </style:style>
    <style:style style:name="T3" style:family="text">
      <style:text-properties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Linux Libertine G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Pyth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Custom Exercise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Self Review</text:p>
          </table:table-cell>
          <table:table-cell table:style-name="ce1" office:value-type="string" calcext:value-type="string">
            <text:p>Peer Review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eek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ction of python</text:p>
          </table:table-cell>
          <table:table-cell table:style-name="ce3"/>
          <table:table-cell table:style-name="ce14" office:value-type="string" calcext:value-type="string">
            <text:p><text:a xlink:href="https://www.w3schools.com/python/python_intro.asp" xlink:type="simple">https://www.w3schools.com/python/python_intro.asp</text:a></text:p>
          </table:table-cell>
          <table:table-cell table:style-name="ce88"/>
          <table:table-cell table:style-name="ce3"/>
          <table:table-cell table:style-name="ce3" office:value-type="string" calcext:value-type="string">
            <text:p>Done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ython Syntax</text:p>
          </table:table-cell>
          <table:table-cell table:style-name="ce3"/>
          <table:table-cell table:style-name="ce14" office:value-type="string" calcext:value-type="string">
            <text:p><text:a xlink:href="https://www.w3schools.com/python/python_syntax.asp" xlink:type="simple">https://www.w3schools.com/python/python_syntax.asp</text:a></text:p>
          </table:table-cell>
          <table:table-cell table:style-name="ce14"/>
          <table:table-cell table:style-name="ce3"/>
          <table:table-cell table:style-name="ce3" office:value-type="string" calcext:value-type="string">
            <text:p>Done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ython Comments</text:p>
          </table:table-cell>
          <table:table-cell table:style-name="ce3"/>
          <table:table-cell table:style-name="ce14" office:value-type="string" calcext:value-type="string">
            <text:p><text:a xlink:href="https://www.w3schools.com/python/python_comments.asp" xlink:type="simple">https://www.w3schools.com/python/python_comments.asp</text:a></text:p>
          </table:table-cell>
          <table:table-cell table:style-name="ce14"/>
          <table:table-cell table:style-name="ce3"/>
          <table:table-cell table:style-name="ce3" office:value-type="string" calcext:value-type="string">
            <text:p>Done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ython Docstring</text:p>
          </table:table-cell>
          <table:table-cell table:style-name="ce3"/>
          <table:table-cell table:style-name="ce14" office:value-type="string" calcext:value-type="string">
            <text:p><text:a xlink:href="https://www.geeksforgeeks.org/python-docstrings/" xlink:type="simple">https://www.geeksforgeeks.org/python-docstrings/</text:a></text:p>
          </table:table-cell>
          <table:table-cell table:style-name="ce14"/>
          <table:table-cell table:style-name="ce3"/>
          <table:table-cell table:style-name="ce3" office:value-type="string" calcext:value-type="string">
            <text:p>Done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ariable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2_Day_Variables_builtin_functions/02_variables_builtin_functions.md#variables" xlink:type="simple">https://github.com/Asabeneh/30-Days-Of-Python/blob/master/02_Day_Variables_builtin_functions/02_variables_builtin_functions.md#variables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ata Type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2_Day_Variables_builtin_functions/02_variables_builtin_functions.md#data-types" xlink:type="simple">https://github.com/Asabeneh/30-Days-Of-Python/blob/master/02_Day_Variables_builtin_functions/02_variables_builtin_functions.md#data-types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umber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2_Day_Variables_builtin_functions/02_variables_builtin_functions.md#numbers" xlink:type="simple">https://github.com/Asabeneh/30-Days-Of-Python/blob/master/02_Day_Variables_builtin_functions/02_variables_builtin_functions.md#numbers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ilt in functions</text:p>
          </table:table-cell>
          <table:table-cell table:style-name="ce4"/>
          <table:table-cell table:style-name="ce15" office:value-type="string" calcext:value-type="string">
            <text:p><text:a xlink:href="https://docs.python.org/3.9/library/functions.html" xlink:type="simple">https://docs.python.org/3.9/library/functions.html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xercises-1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2_Day_Variables_builtin_functions/02_variables_builtin_functions.md#exercises-level-1" xlink:type="simple">https://github.com/Asabeneh/30-Days-Of-Python/blob/master/02_Day_Variables_builtin_functions/02_variables_builtin_functions.md#exercises-level-1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xercises-2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2_Day_Variables_builtin_functions/02_variables_builtin_functions.md#exercises-level-1" xlink:type="simple">https://github.com/Asabeneh/30-Days-Of-Python/blob/master/02_Day_Variables_builtin_functions/02_variables_builtin_functions.md#exercises-level-1</text:a></text:p>
          </table:table-cell>
          <table:table-cell table:style-name="ce15"/>
          <table:table-cell table:style-name="ce4"/>
          <table:table-cell table:style-name="ce4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Booleans</text:p>
          </table:table-cell>
          <table:table-cell table:style-name="ce5"/>
          <table:table-cell table:style-name="ce16" office:value-type="string" calcext:value-type="string">
            <text:p><text:a xlink:href="https://pythonprogramminglanguage.com/booleans/" xlink:type="simple">https://pythonprogramminglanguage.com/booleans/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signment Operator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3_Day_Operators/03_operators.md#assignment-operators" xlink:type="simple">https://github.com/Asabeneh/30-Days-Of-Python/blob/master/03_Day_Operators/03_operators.md#assignment-operator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rithmetic Operator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3_Day_Operators/03_operators.md#arithmetic-operators" xlink:type="simple">https://github.com/Asabeneh/30-Days-Of-Python/blob/master/03_Day_Operators/03_operators.md#arithmetic-operator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parison Operator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3_Day_Operators/03_operators.md#comparison-operators" xlink:type="simple">https://github.com/Asabeneh/30-Days-Of-Python/blob/master/03_Day_Operators/03_operators.md#comparison-operator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gical Operator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3_Day_Operators/03_operators.md#logical-operators" xlink:type="simple">https://github.com/Asabeneh/30-Days-Of-Python/blob/master/03_Day_Operators/03_operators.md#logical-operator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xercise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3_Day_Operators/03_operators.md#-exercises---day-3" xlink:type="simple">https://github.com/Asabeneh/30-Days-Of-Python/blob/master/03_Day_Operators/03_operators.md#-exercises---day-3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Creating a String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creating-a-string" xlink:type="simple">https://github.com/Asabeneh/30-Days-Of-Python/blob/master/04_Day_Strings/04_strings.md#creating-a-string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String Concatenation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string-concatenation" xlink:type="simple">https://github.com/Asabeneh/30-Days-Of-Python/blob/master/04_Day_Strings/04_strings.md#string-concatenation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Escape Sequences in Strings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escape-sequences-in-strings" xlink:type="simple">https://github.com/Asabeneh/30-Days-Of-Python/blob/master/04_Day_Strings/04_strings.md#escape-sequences-in-strings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String formatting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string-formatting" xlink:type="simple">https://github.com/Asabeneh/30-Days-Of-Python/blob/master/04_Day_Strings/04_strings.md#string-formatting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Python Strings as Sequences of Characters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python-strings-as-sequences-of-characters" xlink:type="simple">https://github.com/Asabeneh/30-Days-Of-Python/blob/master/04_Day_Strings/04_strings.md#python-strings-as-sequences-of-characters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ring - String Methods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string-methods" xlink:type="simple">https://github.com/Asabeneh/30-Days-Of-Python/blob/master/04_Day_Strings/04_strings.md#string-methods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xercises</text:p>
          </table:table-cell>
          <table:table-cell table:style-name="ce6"/>
          <table:table-cell table:style-name="ce17" office:value-type="string" calcext:value-type="string">
            <text:p><text:a xlink:href="https://github.com/Asabeneh/30-Days-Of-Python/blob/master/04_Day_Strings/04_strings.md#:~:text=String%20Methods-,Exercises%20%2D%20Day%204,-Day%204" xlink:type="simple">https://github.com/Asabeneh/30-Days-Of-Python/blob/master/04_Day_Strings/04_strings.md#:~:text=String%20Methods-,Exercises%20%2D%20Day%204,-Day%204</text:a></text:p>
          </table:table-cell>
          <table:table-cell table:style-name="ce17"/>
          <table:table-cell table:style-name="ce6"/>
          <table:table-cell table:style-name="ce5" office:value-type="string" calcext:value-type="string">
            <text:p>Done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How to Create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how-to-create-a-list" xlink:type="simple">https://github.com/Asabeneh/30-Days-Of-Python/blob/master/05_Day_Lists/05_lists.md#how-to-create-a-list</text:a></text:p>
          </table:table-cell>
          <table:table-cell table:style-name="ce89" office:value-type="string" calcext:value-type="string">
            <text:p>You have a list of dictionary, Print the list if the character length is greater than 5 and increased there value upto 10 . syntax for list of dictionary – list = [{‘name’: ‘saif’, ‘value’: ‘10’}] </text:p>
          </table:table-cell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ccessing List Items Using Positive Indexing</text:p>
          </table:table-cell>
          <table:table-cell table:style-name="ce7"/>
          <table:table-cell table:style-name="ce79" office:value-type="string" calcext:value-type="string">
            <text:p><text:a xlink:href="https://github.com/Asabeneh/30-Days-Of-Python/blob/master/05_Day_Lists/05_lists.md#accessing-list-items-using-positive-indexing" xlink:type="simple">https://github.com/Asabeneh/30-Days-Of-Python/blob/master/05_Day_Lists/05_lists.md#accessing-list-items-using-positive-indexing</text:a></text:p>
          </table:table-cell>
          <table:table-cell table:style-name="ce89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ccessing List Items Using Negative Indexing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accessing-list-items-using-negative-indexing" xlink:type="simple">https://github.com/Asabeneh/30-Days-Of-Python/blob/master/05_Day_Lists/05_lists.md#accessing-list-items-using-negative-indexing</text:a></text:p>
          </table:table-cell>
          <table:table-cell table:style-name="ce89" office:value-type="string" calcext:value-type="string">
            <text:p>. <text:s/></text:p>
          </table:table-cell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Unpacking List Items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unpacking-list-items" xlink:type="simple">https://github.com/Asabeneh/30-Days-Of-Python/blob/master/05_Day_Lists/05_lists.md#unpacking-list-items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licing Items from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slicing-items-from-a-list" xlink:type="simple">https://github.com/Asabeneh/30-Days-Of-Python/blob/master/05_Day_Lists/05_lists.md#slicing-items-from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Modifying Lists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modifying-lists" xlink:type="simple">https://github.com/Asabeneh/30-Days-Of-Python/blob/master/05_Day_Lists/05_lists.md#modifying-lists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hecking Items in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checking-items-in-a-list" xlink:type="simple">https://github.com/Asabeneh/30-Days-Of-Python/blob/master/05_Day_Lists/05_lists.md#checking-items-in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dding Items to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adding-items-to-a-list" xlink:type="simple">https://github.com/Asabeneh/30-Days-Of-Python/blob/master/05_Day_Lists/05_lists.md#adding-items-to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Inserting Items into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inserting-items-into-a-list" xlink:type="simple">https://github.com/Asabeneh/30-Days-Of-Python/blob/master/05_Day_Lists/05_lists.md#inserting-items-into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emoving Items from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removing-items-from-a-list" xlink:type="simple">https://github.com/Asabeneh/30-Days-Of-Python/blob/master/05_Day_Lists/05_lists.md#removing-items-from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emoving Items Using Pop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removing-items-using-pop" xlink:type="simple">https://github.com/Asabeneh/30-Days-Of-Python/blob/master/05_Day_Lists/05_lists.md#removing-items-using-pop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emoving Items Using Del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removing-items-using-del" xlink:type="simple">https://github.com/Asabeneh/30-Days-Of-Python/blob/master/05_Day_Lists/05_lists.md#removing-items-using-del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learing List Items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clearing-list-items" xlink:type="simple">https://github.com/Asabeneh/30-Days-Of-Python/blob/master/05_Day_Lists/05_lists.md#clearing-list-items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pying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copying-a-list" xlink:type="simple">https://github.com/Asabeneh/30-Days-Of-Python/blob/master/05_Day_Lists/05_lists.md#copying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Joining Lists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joining-lists" xlink:type="simple">https://github.com/Asabeneh/30-Days-Of-Python/blob/master/05_Day_Lists/05_lists.md#joining-lists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unting Items in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counting-items-in-a-list" xlink:type="simple">https://github.com/Asabeneh/30-Days-Of-Python/blob/master/05_Day_Lists/05_lists.md#counting-items-in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Finding Index of an Item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finding-index-of-an-item" xlink:type="simple">https://github.com/Asabeneh/30-Days-Of-Python/blob/master/05_Day_Lists/05_lists.md#finding-index-of-an-item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eversing a List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reversing-a-list" xlink:type="simple">https://github.com/Asabeneh/30-Days-Of-Python/blob/master/05_Day_Lists/05_lists.md#reversing-a-list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orting List Items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sorting-list-items" xlink:type="simple">https://github.com/Asabeneh/30-Days-Of-Python/blob/master/05_Day_Lists/05_lists.md#sorting-list-items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xercises: Level 1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exercises-level-1" xlink:type="simple">https://github.com/Asabeneh/30-Days-Of-Python/blob/master/05_Day_Lists/05_lists.md#exercises-level-1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xercises: Level 2</text:p>
          </table:table-cell>
          <table:table-cell table:style-name="ce7"/>
          <table:table-cell table:style-name="ce18" office:value-type="string" calcext:value-type="string">
            <text:p><text:a xlink:href="https://github.com/Asabeneh/30-Days-Of-Python/blob/master/05_Day_Lists/05_lists.md#exercises-level-2" xlink:type="simple">https://github.com/Asabeneh/30-Days-Of-Python/blob/master/05_Day_Lists/05_lists.md#exercises-level-2</text:a></text:p>
          </table:table-cell>
          <table:table-cell table:style-name="ce18"/>
          <table:table-cell table:style-name="ce7"/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reating a Tuple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creating-a-tuple" xlink:type="simple">https://github.com/Asabeneh/30-Days-Of-Python/blob/master/06_Day_Tuples/06_tuples.md#creating-a-tuple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uple length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tuple-length" xlink:type="simple">https://github.com/Asabeneh/30-Days-Of-Python/blob/master/06_Day_Tuples/06_tuples.md#tuple-length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ccessing Tuple Item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accessing-tuple-items" xlink:type="simple">https://github.com/Asabeneh/30-Days-Of-Python/blob/master/06_Day_Tuples/06_tuples.md#accessing-tuple-item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licing tuple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slicing-tuples" xlink:type="simple">https://github.com/Asabeneh/30-Days-Of-Python/blob/master/06_Day_Tuples/06_tuples.md#slicing-tuple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hanging Tuples to List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changing-tuples-to-lists" xlink:type="simple">https://github.com/Asabeneh/30-Days-Of-Python/blob/master/06_Day_Tuples/06_tuples.md#changing-tuples-to-list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hecking an Item in a Tuple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checking-an-item-in-a-tuple" xlink:type="simple">https://github.com/Asabeneh/30-Days-Of-Python/blob/master/06_Day_Tuples/06_tuples.md#checking-an-item-in-a-tuple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Joining Tuple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joining-tuples" xlink:type="simple">https://github.com/Asabeneh/30-Days-Of-Python/blob/master/06_Day_Tuples/06_tuples.md#joining-tuple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eleting Tuple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deleting-tuples" xlink:type="simple">https://github.com/Asabeneh/30-Days-Of-Python/blob/master/06_Day_Tuples/06_tuples.md#deleting-tuple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xercises: Level 1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exercises-level-1" xlink:type="simple">https://github.com/Asabeneh/30-Days-Of-Python/blob/master/06_Day_Tuples/06_tuples.md#exercises-level-1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xercises: Level 2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6_Day_Tuples/06_tuples.md#exercises-level-2" xlink:type="simple">https://github.com/Asabeneh/30-Days-Of-Python/blob/master/06_Day_Tuples/06_tuples.md#exercises-level-2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reating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reating-a-set" xlink:type="simple">https://github.com/Asabeneh/30-Days-Of-Python/blob/master/07_Day_Sets/07_sets.md#creating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Getting Set's Length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getting-sets-length" xlink:type="simple">https://github.com/Asabeneh/30-Days-Of-Python/blob/master/07_Day_Sets/07_sets.md#getting-sets-length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Accessing Items in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accessing-items-in-a-set" xlink:type="simple">https://github.com/Asabeneh/30-Days-Of-Python/blob/master/07_Day_Sets/07_sets.md#accessing-items-in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hecking an Item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hecking-an-item" xlink:type="simple">https://github.com/Asabeneh/30-Days-Of-Python/blob/master/07_Day_Sets/07_sets.md#checking-an-item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Adding Items to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adding-items-to-a-set" xlink:type="simple">https://github.com/Asabeneh/30-Days-Of-Python/blob/master/07_Day_Sets/07_sets.md#adding-items-to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Removing Items from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removing-items-from-a-set" xlink:type="simple">https://github.com/Asabeneh/30-Days-Of-Python/blob/master/07_Day_Sets/07_sets.md#removing-items-from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learing Items in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learing-items-in-a-set" xlink:type="simple">https://github.com/Asabeneh/30-Days-Of-Python/blob/master/07_Day_Sets/07_sets.md#clearing-items-in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Deleting a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deleting-a-set" xlink:type="simple">https://github.com/Asabeneh/30-Days-Of-Python/blob/master/07_Day_Sets/07_sets.md#deleting-a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verting List to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onverting-list-to-set" xlink:type="simple">https://github.com/Asabeneh/30-Days-Of-Python/blob/master/07_Day_Sets/07_sets.md#converting-list-to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Joining Set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joining-sets" xlink:type="simple">https://github.com/Asabeneh/30-Days-Of-Python/blob/master/07_Day_Sets/07_sets.md#joining-set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nding Intersection Item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finding-intersection-items" xlink:type="simple">https://github.com/Asabeneh/30-Days-Of-Python/blob/master/07_Day_Sets/07_sets.md#finding-intersection-item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hecking Subset and Super Set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hecking-subset-and-super-set" xlink:type="simple">https://github.com/Asabeneh/30-Days-Of-Python/blob/master/07_Day_Sets/07_sets.md#checking-subset-and-super-set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hecking the Difference Between Two Set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checking-the-difference-between-two-sets" xlink:type="simple">https://github.com/Asabeneh/30-Days-Of-Python/blob/master/07_Day_Sets/07_sets.md#checking-the-difference-between-two-set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nding Symmetric Difference Between Two Set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finding-symmetric-difference-between-two-sets" xlink:type="simple">https://github.com/Asabeneh/30-Days-Of-Python/blob/master/07_Day_Sets/07_sets.md#finding-symmetric-difference-between-two-sets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Joining Sets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joining-sets-1" xlink:type="simple">https://github.com/Asabeneh/30-Days-Of-Python/blob/master/07_Day_Sets/07_sets.md#joining-sets-1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Exercises: Level 1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exercises-level-1" xlink:type="simple">https://github.com/Asabeneh/30-Days-Of-Python/blob/master/07_Day_Sets/07_sets.md#exercises-level-1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Exercises: Level 2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exercises-level-2" xlink:type="simple">https://github.com/Asabeneh/30-Days-Of-Python/blob/master/07_Day_Sets/07_sets.md#exercises-level-2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Exercises: Level 3</text:p>
          </table:table-cell>
          <table:table-cell table:style-name="ce5"/>
          <table:table-cell table:style-name="ce16" office:value-type="string" calcext:value-type="string">
            <text:p><text:a xlink:href="https://github.com/Asabeneh/30-Days-Of-Python/blob/master/07_Day_Sets/07_sets.md#exercises-level-3" xlink:type="simple">https://github.com/Asabeneh/30-Days-Of-Python/blob/master/07_Day_Sets/07_sets.md#exercises-level-3</text:a></text:p>
          </table:table-cell>
          <table:table-cell table:style-name="ce16"/>
          <table:table-cell table:style-name="ce5"/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7" office:value-type="string" calcext:value-type="string">
            <text:p>Week 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reating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creating-a-dictionary" xlink:type="simple">https://github.com/Asabeneh/30-Days-Of-Python/blob/master/08_Day_Dictionaries/08_dictionaries.md#creating-a-dictionary</text:a></text:p>
          </table:table-cell>
          <table:table-cell table:style-name="ce130" office:value-type="string" calcext:value-type="string">
            <text:p>Key = 1 <text:s text:c="4"/>#This variable is then used as a key in the dictionary xyzxyz = {key: [1, 2, 4, 3, 11, 21, 33, 41, 32, 181, 999, 121, 3567]} <text:s text:c="2"/>--→&gt;&gt; print the odd numbers from the dictionary of lists until 20.</text:p>
          </table:table-cell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Dictionary Length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dictionary-length" xlink:type="simple">https://github.com/Asabeneh/30-Days-Of-Python/blob/master/08_Day_Dictionaries/08_dictionaries.md#dictionary-length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Accessing Dictionary Items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accessing-dictionary-items" xlink:type="simple">https://github.com/Asabeneh/30-Days-Of-Python/blob/master/08_Day_Dictionaries/08_dictionaries.md#accessing-dictionary-items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Adding Items to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adding-items-to-a-dictionary" xlink:type="simple">https://github.com/Asabeneh/30-Days-Of-Python/blob/master/08_Day_Dictionaries/08_dictionaries.md#adding-items-to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Modifying Items in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modifying-items-in-a-dictionary" xlink:type="simple">https://github.com/Asabeneh/30-Days-Of-Python/blob/master/08_Day_Dictionaries/08_dictionaries.md#modifying-items-in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hecking Keys in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checking-keys-in-a-dictionary" xlink:type="simple">https://github.com/Asabeneh/30-Days-Of-Python/blob/master/08_Day_Dictionaries/08_dictionaries.md#checking-keys-in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Removing Key and Value Pairs from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removing-key-and-value-pairs-from-a-dictionary" xlink:type="simple">https://github.com/Asabeneh/30-Days-Of-Python/blob/master/08_Day_Dictionaries/08_dictionaries.md#removing-key-and-value-pairs-from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hanging Dictionary to a List of Items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changing-dictionary-to-a-list-of-items" xlink:type="simple">https://github.com/Asabeneh/30-Days-Of-Python/blob/master/08_Day_Dictionaries/08_dictionaries.md#changing-dictionary-to-a-list-of-items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learing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clearing-a-dictionary" xlink:type="simple">https://github.com/Asabeneh/30-Days-Of-Python/blob/master/08_Day_Dictionaries/08_dictionaries.md#clearing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Deleting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deleting-a-dictionary" xlink:type="simple">https://github.com/Asabeneh/30-Days-Of-Python/blob/master/08_Day_Dictionaries/08_dictionaries.md#deleting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opy a Dictionary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copy-a-dictionary" xlink:type="simple">https://github.com/Asabeneh/30-Days-Of-Python/blob/master/08_Day_Dictionaries/08_dictionaries.md#copy-a-dictionary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Getting Dictionary Keys as a List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getting-dictionary-keys-as-a-list" xlink:type="simple">https://github.com/Asabeneh/30-Days-Of-Python/blob/master/08_Day_Dictionaries/08_dictionaries.md#getting-dictionary-keys-as-a-list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Getting Dictionary Values as a List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getting-dictionary-values-as-a-list" xlink:type="simple">https://github.com/Asabeneh/30-Days-Of-Python/blob/master/08_Day_Dictionaries/08_dictionaries.md#getting-dictionary-values-as-a-list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Exercises</text:p>
          </table:table-cell>
          <table:table-cell table:style-name="ce8"/>
          <table:table-cell table:style-name="ce19" office:value-type="string" calcext:value-type="string">
            <text:p><text:a xlink:href="https://github.com/Asabeneh/30-Days-Of-Python/blob/master/08_Day_Dictionaries/08_dictionaries.md#-exercises-day-8" xlink:type="simple">https://github.com/Asabeneh/30-Days-Of-Python/blob/master/08_Day_Dictionaries/08_dictionaries.md#-exercises-day-8</text:a></text:p>
          </table:table-cell>
          <table:table-cell table:style-name="ce19"/>
          <table:table-cell table:style-name="ce8"/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Conditional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conditionals" xlink:type="simple">https://github.com/Asabeneh/30-Days-Of-Python/blob/master/09_Day_Conditionals/09_conditionals.md#conditional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f Condition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if-condition" xlink:type="simple">https://github.com/Asabeneh/30-Days-Of-Python/blob/master/09_Day_Conditionals/09_conditionals.md#if-condition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f Else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if-else" xlink:type="simple">https://github.com/Asabeneh/30-Days-Of-Python/blob/master/09_Day_Conditionals/09_conditionals.md#if-else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f Elif Else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if-elif-else" xlink:type="simple">https://github.com/Asabeneh/30-Days-Of-Python/blob/master/09_Day_Conditionals/09_conditionals.md#if-elif-else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Short Hand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short-hand" xlink:type="simple">https://github.com/Asabeneh/30-Days-Of-Python/blob/master/09_Day_Conditionals/09_conditionals.md#short-hand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Nested Condition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nested-conditions" xlink:type="simple">https://github.com/Asabeneh/30-Days-Of-Python/blob/master/09_Day_Conditionals/09_conditionals.md#nested-condition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f Condition and Logical Operator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if-condition-and-logical-operators" xlink:type="simple">https://github.com/Asabeneh/30-Days-Of-Python/blob/master/09_Day_Conditionals/09_conditionals.md#if-condition-and-logical-operator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f and Or Logical Operators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if-and-or-logical-operators" xlink:type="simple">https://github.com/Asabeneh/30-Days-Of-Python/blob/master/09_Day_Conditionals/09_conditionals.md#if-and-or-logical-operators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Exercises 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-exercises-day-9" xlink:type="simple">https://github.com/Asabeneh/30-Days-Of-Python/blob/master/09_Day_Conditionals/09_conditionals.md#-exercises-day-9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Exercises: Level 1</text:p>
          </table:table-cell>
          <table:table-cell table:style-name="ce4"/>
          <table:table-cell table:style-name="ce15" office:value-type="string" calcext:value-type="string">
            <text:p><text:a xlink:href="https://github.com/Asabeneh/30-Days-Of-Python/blob/master/09_Day_Conditionals/09_conditionals.md#exercises-level-1" xlink:type="simple">https://github.com/Asabeneh/30-Days-Of-Python/blob/master/09_Day_Conditionals/09_conditionals.md#exercises-level-1</text:a></text:p>
          </table:table-cell>
          <table:table-cell table:style-name="ce15"/>
          <table:table-cell table:style-name="ce4"/>
          <table:table-cell table:style-name="ce5" office:value-type="string" calcext:value-type="string">
            <text:p>Done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Loops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loops" xlink:type="simple">https://github.com/Asabeneh/30-Days-Of-Python/blob/master/10_Day_Loops/10_loops.md#loops</text:a></text:p>
          </table:table-cell>
          <table:table-cell table:style-name="ce55" table:number-columns-repeated="2"/>
          <table:table-cell table:style-name="ce5" office:value-type="string" calcext:value-type="string">
            <text:p>Done</text:p>
          </table:table-cell>
          <table:table-cell table:style-name="ce55"/>
          <table:table-cell table:style-name="ce28" table:number-columns-repeated="1015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While loop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while-loop" xlink:type="simple">https://github.com/Asabeneh/30-Days-Of-Python/blob/master/10_Day_Loops/10_loops.md#while-loop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Break and Continue - Part 1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break-and-continue---part-1" xlink:type="simple">https://github.com/Asabeneh/30-Days-Of-Python/blob/master/10_Day_Loops/10_loops.md#break-and-continue---part-1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For Loop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for-loop" xlink:type="simple">https://github.com/Asabeneh/30-Days-Of-Python/blob/master/10_Day_Loops/10_loops.md#for-loop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Break and Continue - Part 2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break-and-continue---part-2" xlink:type="simple">https://github.com/Asabeneh/30-Days-Of-Python/blob/master/10_Day_Loops/10_loops.md#break-and-continue---part-2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The Range Function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the-range-function" xlink:type="simple">https://github.com/Asabeneh/30-Days-Of-Python/blob/master/10_Day_Loops/10_loops.md#the-range-function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Nested For Loop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nested-for-loop" xlink:type="simple">https://github.com/Asabeneh/30-Days-Of-Python/blob/master/10_Day_Loops/10_loops.md#nested-for-loop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For Else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for-else" xlink:type="simple">https://github.com/Asabeneh/30-Days-Of-Python/blob/master/10_Day_Loops/10_loops.md#for-else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Pass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pass" xlink:type="simple">https://github.com/Asabeneh/30-Days-Of-Python/blob/master/10_Day_Loops/10_loops.md#pass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Exercises: Level 1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exercises-level-1" xlink:type="simple">https://github.com/Asabeneh/30-Days-Of-Python/blob/master/10_Day_Loops/10_loops.md#exercises-level-1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Exercises: Level 2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exercises-level-2" xlink:type="simple">https://github.com/Asabeneh/30-Days-Of-Python/blob/master/10_Day_Loops/10_loops.md#exercises-level-2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office:value-type="string" calcext:value-type="string">
            <text:p>Exercises: Level 3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0_Day_Loops/10_loops.md#exercises-level-3" xlink:type="simple">https://github.com/Asabeneh/30-Days-Of-Python/blob/master/10_Day_Loops/10_loops.md#exercises-level-3</text:a></text:p>
          </table:table-cell>
          <table:table-cell table:style-name="ce55"/>
          <table:table-cell table:style-name="ce28"/>
          <table:table-cell table:style-name="ce5" office:value-type="string" calcext:value-type="string">
            <text:p>Done</text:p>
          </table:table-cell>
          <table:table-cell table:style-name="ce28"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s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s" xlink:type="simple">https://github.com/Asabeneh/30-Days-Of-Python/blob/master/11_Day_Functions/11_functions.md#functions</text:a></text:p>
          </table:table-cell>
          <table:table-cell table:style-name="ce131" office:value-type="string" calcext:value-type="string">
            <text:p>Define an add name function which takes two positional arguments and who gives value is always an integer.</text:p>
          </table:table-cell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Defining a Function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defining-a-function" xlink:type="simple">https://github.com/Asabeneh/30-Days-Of-Python/blob/master/11_Day_Functions/11_functions.md#defining-a-function</text:a></text:p>
          </table:table-cell>
          <table:table-cell table:style-name="ce132" office:value-type="string" calcext:value-type="string">
            <text:p>Define an add name function which takes three key value arguments and who gives value is always a string.</text:p>
          </table:table-cell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Declaring and Calling a Function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declaring-and-calling-a-function" xlink:type="simple">https://github.com/Asabeneh/30-Days-Of-Python/blob/master/11_Day_Functions/11_functions.md#declaring-and-calling-a-function</text:a></text:p>
          </table:table-cell>
          <table:table-cell table:style-name="ce132" office:value-type="string" calcext:value-type="string">
            <text:p>Declare an add name function which takes three optional arguments and who gives value is always a random output.</text:p>
          </table:table-cell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 without Parameters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without-parameters" xlink:type="simple">https://github.com/Asabeneh/30-Days-Of-Python/blob/master/11_Day_Functions/11_functions.md#function-without-parameters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 Returning a Value - Part 1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returning-a-value---part-1" xlink:type="simple">https://github.com/Asabeneh/30-Days-Of-Python/blob/master/11_Day_Functions/11_functions.md#function-returning-a-value---part-1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 with Parameters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with-parameters" xlink:type="simple">https://github.com/Asabeneh/30-Days-Of-Python/blob/master/11_Day_Functions/11_functions.md#function-with-parameters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40" office:value-type="string" calcext:value-type="string">
            <text:p>Passing Arguments with Key and Value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passing-arguments-with-key-and-value" xlink:type="simple">https://github.com/Asabeneh/30-Days-Of-Python/blob/master/11_Day_Functions/11_functions.md#passing-arguments-with-key-and-value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 Returning a Value - Part 2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returning-a-value---part-2" xlink:type="simple">https://github.com/Asabeneh/30-Days-Of-Python/blob/master/11_Day_Functions/11_functions.md#function-returning-a-value---part-2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Function with Default Parameters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with-default-parameters" xlink:type="simple">https://github.com/Asabeneh/30-Days-Of-Python/blob/master/11_Day_Functions/11_functions.md#function-with-default-parameters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Arbitrary Number of Arguments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arbitrary-number-of-arguments" xlink:type="simple">https://github.com/Asabeneh/30-Days-Of-Python/blob/master/11_Day_Functions/11_functions.md#arbitrary-number-of-arguments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40" office:value-type="string" calcext:value-type="string">
            <text:p>Default and Arbitrary Number of Parameters in Function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default-and-arbitrary-number-of-parameters-in-functions" xlink:type="simple">https://github.com/Asabeneh/30-Days-Of-Python/blob/master/11_Day_Functions/11_functions.md#default-and-arbitrary-number-of-parameters-in-functions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40" office:value-type="string" calcext:value-type="string">
            <text:p>Function as a Parameter of Another Function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function-as-a-parameter-of-another-function" xlink:type="simple">https://github.com/Asabeneh/30-Days-Of-Python/blob/master/11_Day_Functions/11_functions.md#function-as-a-parameter-of-another-function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Exercises: Level 1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exercises-level-1" xlink:type="simple">https://github.com/Asabeneh/30-Days-Of-Python/blob/master/11_Day_Functions/11_functions.md#exercises-level-1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Exercises: Level 2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exercises-level-2" xlink:type="simple">https://github.com/Asabeneh/30-Days-Of-Python/blob/master/11_Day_Functions/11_functions.md#exercises-level-2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9" office:value-type="string" calcext:value-type="string">
            <text:p>Exercises: Level 3</text:p>
          </table:table-cell>
          <table:table-cell table:style-name="ce29"/>
          <table:table-cell table:style-name="ce56" office:value-type="string" calcext:value-type="string">
            <text:p><text:a xlink:href="https://github.com/Asabeneh/30-Days-Of-Python/blob/master/11_Day_Functions/11_functions.md#exercises-level-3" xlink:type="simple">https://github.com/Asabeneh/30-Days-Of-Python/blob/master/11_Day_Functions/11_functions.md#exercises-level-3</text:a></text:p>
          </table:table-cell>
          <table:table-cell table:style-name="ce56"/>
          <table:table-cell table:style-name="ce29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What is a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what-is-a-module" xlink:type="simple">https://github.com/Asabeneh/30-Days-Of-Python/blob/master/12_Day_Modules/12_modules.md#what-is-a-module</text:a></text:p>
          </table:table-cell>
          <table:table-cell table:style-name="ce133" office:value-type="string" calcext:value-type="string">
            <text:p>key = 1xyz = {key: [1, 2, 4, 3, 11, 21, 33, 41, 32, 181, 999, 121, 3567]} <text:s/>Save as a json file , change the name of the json file, empty the list ,read and modifies the file and then print it.</text:p>
          </table:table-cell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Creating a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creating-a-module" xlink:type="simple">https://github.com/Asabeneh/30-Days-Of-Python/blob/master/12_Day_Modules/12_modules.md#creating-a-module</text:a></text:p>
          </table:table-cell>
          <table:table-cell table:style-name="ce57" office:value-type="string" calcext:value-type="string">
            <text:p>create a class and find the hex value but the class is import from the another class and two variable is declared one is private and another one is protected .</text:p>
          </table:table-cell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Importing a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importing-a-module" xlink:type="simple">https://github.com/Asabeneh/30-Days-Of-Python/blob/master/12_Day_Modules/12_modules.md#importing-a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Import Functions from a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import-functions-from-a-module" xlink:type="simple">https://github.com/Asabeneh/30-Days-Of-Python/blob/master/12_Day_Modules/12_modules.md#import-functions-from-a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Import Functions from a Module and Rena</text:p>
          </table:table-cell>
          <table:table-cell table:style-name="ce41"/>
          <table:table-cell table:style-name="ce57" office:value-type="string" calcext:value-type="string">
            <text:p><text:a xlink:href="https://github.com/Asabeneh/30-Days-Of-Python/blob/master/12_Day_Modules/12_modules.md#import-functions-from-a-module-and-renaming" xlink:type="simple">https://github.com/Asabeneh/30-Days-Of-Python/blob/master/12_Day_Modules/12_modules.md#import-functions-from-a-module-and-renaming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Import Built-in Modules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import-built-in-modules" xlink:type="simple">https://github.com/Asabeneh/30-Days-Of-Python/blob/master/12_Day_Modules/12_modules.md#import-built-in-modules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OS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os-module" xlink:type="simple">https://github.com/Asabeneh/30-Days-Of-Python/blob/master/12_Day_Modules/12_modules.md#os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Sys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sys-module" xlink:type="simple">https://github.com/Asabeneh/30-Days-Of-Python/blob/master/12_Day_Modules/12_modules.md#sys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Statistics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statistics-module" xlink:type="simple">https://github.com/Asabeneh/30-Days-Of-Python/blob/master/12_Day_Modules/12_modules.md#statistics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2" office:value-type="string" calcext:value-type="string">
            <text:p>Math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math-module" xlink:type="simple">https://github.com/Asabeneh/30-Days-Of-Python/blob/master/12_Day_Modules/12_modules.md#math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String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string-module" xlink:type="simple">https://github.com/Asabeneh/30-Days-Of-Python/blob/master/12_Day_Modules/12_modules.md#string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Random Modul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random-module" xlink:type="simple">https://github.com/Asabeneh/30-Days-Of-Python/blob/master/12_Day_Modules/12_modules.md#random-module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Exercises: Level 1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exercises-level-1" xlink:type="simple">https://github.com/Asabeneh/30-Days-Of-Python/blob/master/12_Day_Modules/12_modules.md#exercises-level-1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Exercises: Level 2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exercises-level-2" xlink:type="simple">https://github.com/Asabeneh/30-Days-Of-Python/blob/master/12_Day_Modules/12_modules.md#exercises-level-2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41" office:value-type="string" calcext:value-type="string">
            <text:p>Exercises: Level 3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12_Day_Modules/12_modules.md#exercises-level-3" xlink:type="simple">https://github.com/Asabeneh/30-Days-Of-Python/blob/master/12_Day_Modules/12_modules.md#exercises-level-3</text:a></text:p>
          </table:table-cell>
          <table:table-cell table:style-name="ce57"/>
          <table:table-cell table:style-name="ce30"/>
          <table:table-cell table:style-name="ce5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43" office:value-type="string" calcext:value-type="string">
            <text:p>List Comprehension</text:p>
          </table:table-cell>
          <table:table-cell table:style-name="ce31"/>
          <table:table-cell table:style-name="ce58" office:value-type="string" calcext:value-type="string">
            <text:p><text:a xlink:href="https://github.com/Asabeneh/30-Days-Of-Python/blob/master/13_Day_List_comprehension/13_list_comprehension.md#list-comprehension" xlink:type="simple">https://github.com/Asabeneh/30-Days-Of-Python/blob/master/13_Day_List_comprehension/13_list_comprehension.md#list-comprehension</text:a></text:p>
          </table:table-cell>
          <table:table-cell table:style-name="ce58"/>
          <table:table-cell table:style-name="ce31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44" office:value-type="string" calcext:value-type="string">
            <text:p>Lambda Function</text:p>
          </table:table-cell>
          <table:table-cell table:style-name="ce31"/>
          <table:table-cell table:style-name="ce58" office:value-type="string" calcext:value-type="string">
            <text:p><text:a xlink:href="https://github.com/Asabeneh/30-Days-Of-Python/blob/master/13_Day_List_comprehension/13_list_comprehension.md#lambda-function" xlink:type="simple">https://github.com/Asabeneh/30-Days-Of-Python/blob/master/13_Day_List_comprehension/13_list_comprehension.md#lambda-function</text:a></text:p>
          </table:table-cell>
          <table:table-cell table:style-name="ce58"/>
          <table:table-cell table:style-name="ce31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44" office:value-type="string" calcext:value-type="string">
            <text:p>Creating a Lambda Function</text:p>
          </table:table-cell>
          <table:table-cell table:style-name="ce31"/>
          <table:table-cell table:style-name="ce58" office:value-type="string" calcext:value-type="string">
            <text:p><text:a xlink:href="https://github.com/Asabeneh/30-Days-Of-Python/blob/master/13_Day_List_comprehension/13_list_comprehension.md#creating-a-lambda-function" xlink:type="simple">https://github.com/Asabeneh/30-Days-Of-Python/blob/master/13_Day_List_comprehension/13_list_comprehension.md#creating-a-lambda-function</text:a></text:p>
          </table:table-cell>
          <table:table-cell table:style-name="ce58"/>
          <table:table-cell table:style-name="ce31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43" office:value-type="string" calcext:value-type="string">
            <text:p>Lambda Function inside Another Function</text:p>
          </table:table-cell>
          <table:table-cell table:style-name="ce31"/>
          <table:table-cell table:style-name="ce58" office:value-type="string" calcext:value-type="string">
            <text:p><text:a xlink:href="https://github.com/Asabeneh/30-Days-Of-Python/blob/master/13_Day_List_comprehension/13_list_comprehension.md#lambda-function-inside-another-function" xlink:type="simple">https://github.com/Asabeneh/30-Days-Of-Python/blob/master/13_Day_List_comprehension/13_list_comprehension.md#lambda-function-inside-another-function</text:a></text:p>
          </table:table-cell>
          <table:table-cell table:style-name="ce58"/>
          <table:table-cell table:style-name="ce31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44" office:value-type="string" calcext:value-type="string">
            <text:p>Exercises: Day 13</text:p>
          </table:table-cell>
          <table:table-cell table:style-name="ce31"/>
          <table:table-cell table:style-name="ce58" office:value-type="string" calcext:value-type="string">
            <text:p><text:a xlink:href="https://github.com/Asabeneh/30-Days-Of-Python/blob/master/13_Day_List_comprehension/13_list_comprehension.md#-exercises-day-13" xlink:type="simple">https://github.com/Asabeneh/30-Days-Of-Python/blob/master/13_Day_List_comprehension/13_list_comprehension.md#-exercises-day-13</text:a></text:p>
          </table:table-cell>
          <table:table-cell table:style-name="ce58"/>
          <table:table-cell table:style-name="ce31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5" office:value-type="string" calcext:value-type="string">
            <text:p>Higher Order Function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higher-order-functions" xlink:type="simple">https://github.com/Asabeneh/30-Days-Of-Python/blob/master/14_Day_Higher_order_functions/14_higher_order_functions.md#higher-order-function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Function as a Parameter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function-as-a-parameter" xlink:type="simple">https://github.com/Asabeneh/30-Days-Of-Python/blob/master/14_Day_Higher_order_functions/14_higher_order_functions.md#function-as-a-parameter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Function as a Return Value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function-as-a-return-value" xlink:type="simple">https://github.com/Asabeneh/30-Days-Of-Python/blob/master/14_Day_Higher_order_functions/14_higher_order_functions.md#function-as-a-return-value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Python Closure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python-closures" xlink:type="simple">https://github.com/Asabeneh/30-Days-Of-Python/blob/master/14_Day_Higher_order_functions/14_higher_order_functions.md#python-closure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Python Decorator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python-decorators" xlink:type="simple">https://github.com/Asabeneh/30-Days-Of-Python/blob/master/14_Day_Higher_order_functions/14_higher_order_functions.md#python-decorator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Creating Decorator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creating-decorators" xlink:type="simple">https://github.com/Asabeneh/30-Days-Of-Python/blob/master/14_Day_Higher_order_functions/14_higher_order_functions.md#creating-decorator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7" office:value-type="string" calcext:value-type="string">
            <text:p>Applying Multiple Decorators to a Single Function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applying-multiple-decorators-to-a-single-function" xlink:type="simple">https://github.com/Asabeneh/30-Days-Of-Python/blob/master/14_Day_Higher_order_functions/14_higher_order_functions.md#applying-multiple-decorators-to-a-single-function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5" office:value-type="string" calcext:value-type="string">
            <text:p>Accepting Parameters in Decorator Function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accepting-parameters-in-decorator-functions" xlink:type="simple">https://github.com/Asabeneh/30-Days-Of-Python/blob/master/14_Day_Higher_order_functions/14_higher_order_functions.md#accepting-parameters-in-decorator-function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5" office:value-type="string" calcext:value-type="string">
            <text:p>Built-in Higher Order functions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built-in-higher-order-functions" xlink:type="simple">https://github.com/Asabeneh/30-Days-Of-Python/blob/master/14_Day_Higher_order_functions/14_higher_order_functions.md#built-in-higher-order-function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5" office:value-type="string" calcext:value-type="string">
            <text:p>Python - Map Function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python---map-function" xlink:type="simple">https://github.com/Asabeneh/30-Days-Of-Python/blob/master/14_Day_Higher_order_functions/14_higher_order_functions.md#python---map-function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5" office:value-type="string" calcext:value-type="string">
            <text:p>Python - Filter Function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python---filter-function" xlink:type="simple">https://github.com/Asabeneh/30-Days-Of-Python/blob/master/14_Day_Higher_order_functions/14_higher_order_functions.md#python---filter-function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Python - Reduce Function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python---reduce-function" xlink:type="simple">https://github.com/Asabeneh/30-Days-Of-Python/blob/master/14_Day_Higher_order_functions/14_higher_order_functions.md#python---reduce-function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Exercises: Level 1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exercises-level-1" xlink:type="simple">https://github.com/Asabeneh/30-Days-Of-Python/blob/master/14_Day_Higher_order_functions/14_higher_order_functions.md#exercises-level-1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Exercises: Level 2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exercises-level-2" xlink:type="simple">https://github.com/Asabeneh/30-Days-Of-Python/blob/master/14_Day_Higher_order_functions/14_higher_order_functions.md#exercises-level-2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46" office:value-type="string" calcext:value-type="string">
            <text:p>Exercises: Level 3</text:p>
          </table:table-cell>
          <table:table-cell table:style-name="ce45"/>
          <table:table-cell table:style-name="ce59" office:value-type="string" calcext:value-type="string">
            <text:p><text:a xlink:href="https://github.com/Asabeneh/30-Days-Of-Python/blob/master/14_Day_Higher_order_functions/14_higher_order_functions.md#exercises-level-3" xlink:type="simple">https://github.com/Asabeneh/30-Days-Of-Python/blob/master/14_Day_Higher_order_functions/14_higher_order_functions.md#exercises-level-3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51" office:value-type="string" calcext:value-type="string">
            <text:p>Week 3</text:p>
          </table:table-cell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Python Error Types</text:p>
          </table:table-cell>
          <table:table-cell table:style-name="ce72"/>
          <table:table-cell table:style-name="ce86" office:value-type="string" calcext:value-type="string">
            <text:p><text:a xlink:href="https://github.com/Asabeneh/30-Days-Of-Python/blob/master/15_Day_Python_type_errors/15_python_type_errors.md#python-error-types" xlink:type="simple">https://github.com/Asabeneh/30-Days-Of-Python/blob/master/15_Day_Python_type_errors/15_python_type_errors.md#python-error-types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Syntax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syntaxerror" xlink:type="simple">https://github.com/Asabeneh/30-Days-Of-Python/blob/master/15_Day_Python_type_errors/15_python_type_errors.md#syntax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Name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nameerror" xlink:type="simple">https://github.com/Asabeneh/30-Days-Of-Python/blob/master/15_Day_Python_type_errors/15_python_type_errors.md#name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Index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indexerror" xlink:type="simple">https://github.com/Asabeneh/30-Days-Of-Python/blob/master/15_Day_Python_type_errors/15_python_type_errors.md#index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Module Not Found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modulenotfounderror" xlink:type="simple">https://github.com/Asabeneh/30-Days-Of-Python/blob/master/15_Day_Python_type_errors/15_python_type_errors.md#modulenotfound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Attribute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attributeerror" xlink:type="simple">https://github.com/Asabeneh/30-Days-Of-Python/blob/master/15_Day_Python_type_errors/15_python_type_errors.md#attribute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Key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keyerror" xlink:type="simple">https://github.com/Asabeneh/30-Days-Of-Python/blob/master/15_Day_Python_type_errors/15_python_type_errors.md#key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Type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typeerror" xlink:type="simple">https://github.com/Asabeneh/30-Days-Of-Python/blob/master/15_Day_Python_type_errors/15_python_type_errors.md#type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Import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importerror" xlink:type="simple">https://github.com/Asabeneh/30-Days-Of-Python/blob/master/15_Day_Python_type_errors/15_python_type_errors.md#import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Value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valueerror" xlink:type="simple">https://github.com/Asabeneh/30-Days-Of-Python/blob/master/15_Day_Python_type_errors/15_python_type_errors.md#value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1" office:value-type="string" calcext:value-type="string">
            <text:p>Zero Division Error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zerodivisionerror" xlink:type="simple">https://github.com/Asabeneh/30-Days-Of-Python/blob/master/15_Day_Python_type_errors/15_python_type_errors.md#zerodivisionerror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72" office:value-type="string" calcext:value-type="string">
            <text:p>Exercises: Day 15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5_Day_Python_type_errors/15_python_type_errors.md#-exercises-day-15" xlink:type="simple">https://github.com/Asabeneh/30-Days-Of-Python/blob/master/15_Day_Python_type_errors/15_python_type_errors.md#-exercises-day-15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Python datetim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python-datetime" xlink:type="simple">https://github.com/Asabeneh/30-Days-Of-Python/blob/master/16_Day_Python_date_time/16_python_datetime.md#python-datetime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Getting datetime Informat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getting-datetime-information" xlink:type="simple">https://github.com/Asabeneh/30-Days-Of-Python/blob/master/16_Day_Python_date_time/16_python_datetime.md#getting-datetime-information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Formatting Date Output Using strftim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formatting-date-output-using-strftime" xlink:type="simple">https://github.com/Asabeneh/30-Days-Of-Python/blob/master/16_Day_Python_date_time/16_python_datetime.md#formatting-date-output-using-strftime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String to Time Using strptim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string-to-time-using-strptime" xlink:type="simple">https://github.com/Asabeneh/30-Days-Of-Python/blob/master/16_Day_Python_date_time/16_python_datetime.md#string-to-time-using-strptime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Using date from datetim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using-date-from-datetime" xlink:type="simple">https://github.com/Asabeneh/30-Days-Of-Python/blob/master/16_Day_Python_date_time/16_python_datetime.md#using-date-from-datetime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Time Objects to Represent Tim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time-objects-to-represent-time" xlink:type="simple">https://github.com/Asabeneh/30-Days-Of-Python/blob/master/16_Day_Python_date_time/16_python_datetime.md#time-objects-to-represent-time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Difference Between Two Points in Time Using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difference-between-two-points-in-time-using" xlink:type="simple">https://github.com/Asabeneh/30-Days-Of-Python/blob/master/16_Day_Python_date_time/16_python_datetime.md#difference-between-two-points-in-time-using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<text:span text:style-name="T2">Difference Between Two Points in Time Using </text:span><text:span text:style-name="T3">timedelta</text:span>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difference-between-two-points-in-time-using-timedelata" xlink:type="simple">https://github.com/Asabeneh/30-Days-Of-Python/blob/master/16_Day_Python_date_time/16_python_datetime.md#difference-between-two-points-in-time-using-timedelata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73" office:value-type="string" calcext:value-type="string">
            <text:p>Exercises: Day 16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16_Day_Python_date_time/16_python_datetime.md#-exercises-day-16" xlink:type="simple">https://github.com/Asabeneh/30-Days-Of-Python/blob/master/16_Day_Python_date_time/16_python_datetime.md#-exercises-day-16</text:a></text:p>
          </table:table-cell>
          <table:table-cell table:style-name="ce50" table:number-columns-repeated="2"/>
          <table:table-cell table:style-name="ce5" office:value-type="string" calcext:value-type="string">
            <text:p>Done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82" office:value-type="string" calcext:value-type="string">
            <text:p>Exception Handling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exception-handling" xlink:type="simple">https://github.com/Asabeneh/30-Days-Of-Python/blob/master/17_Day_Exception_handling/17_exception_handling.md#exception-handling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82" office:value-type="string" calcext:value-type="string">
            <text:p>Packing and Unpacking Arguments in Python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packing-and-unpacking-arguments-in-python" xlink:type="simple">https://github.com/Asabeneh/30-Days-Of-Python/blob/master/17_Day_Exception_handling/17_exception_handling.md#packing-and-unpacking-arguments-in-python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82" office:value-type="string" calcext:value-type="string">
            <text:p>Unpacking Lists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unpacking-lists" xlink:type="simple">https://github.com/Asabeneh/30-Days-Of-Python/blob/master/17_Day_Exception_handling/17_exception_handling.md#unpacking-lists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82" office:value-type="string" calcext:value-type="string">
            <text:p>Unpacking Dictionaries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unpacking-dictionaries" xlink:type="simple">https://github.com/Asabeneh/30-Days-Of-Python/blob/master/17_Day_Exception_handling/17_exception_handling.md#unpacking-dictionaries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Packing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packing" xlink:type="simple">https://github.com/Asabeneh/30-Days-Of-Python/blob/master/17_Day_Exception_handling/17_exception_handling.md#packing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Packing Lists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packing-lists" xlink:type="simple">https://github.com/Asabeneh/30-Days-Of-Python/blob/master/17_Day_Exception_handling/17_exception_handling.md#packing-lists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Packing Dictionaries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packing-dictionaries" xlink:type="simple">https://github.com/Asabeneh/30-Days-Of-Python/blob/master/17_Day_Exception_handling/17_exception_handling.md#packing-dictionaries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Spreading in Python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spreading-in-python" xlink:type="simple">https://github.com/Asabeneh/30-Days-Of-Python/blob/master/17_Day_Exception_handling/17_exception_handling.md#spreading-in-python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Enumerate</text:p>
          </table:table-cell>
          <table:table-cell table:style-name="ce84"/>
          <table:table-cell table:style-name="ce107" office:value-type="string" calcext:value-type="string">
            <office:annotation draw:style-name="gr1" draw:text-style-name="P2" svg:width="2.899cm" svg:height="1.799cm" svg:x="54.458cm" svg:y="100.301cm" draw:caption-point-x="-0.609cm" draw:caption-point-y="1.51cm">
              <dc:date>2023-01-18T00:00:00</dc:date>
              <text:p text:style-name="P1"><text:span text:style-name="T1"><text:a xlink:href="https://github.com/Asabeneh/30-Days-Of-Python/blob/master/17_Day_Exception_handling/17_exception_handling.md#enumerate" xlink:type="simple">https://github.com/Asabeneh/30-Days-Of-Python/blob/master/17_Day_Exception_handling/17_exception_handling.md#enumerate</text:a></text:span></text:p>
            </office:annotation>
            <text:p><text:a xlink:href="https://github.com/Asabeneh/30-Days-Of-Python/blob/master/17_Day_Exception_handling/17_exception_handling.md#enumerate" xlink:type="simple">https://github.com/Asabeneh/30-Days-Of-Python/blob/master/17_Day_Exception_handling/17_exception_handling.md#enumerate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Zip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zip" xlink:type="simple">https://github.com/Asabeneh/30-Days-Of-Python/blob/master/17_Day_Exception_handling/17_exception_handling.md#zip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2"/>
          <table:table-cell table:style-name="ce65" office:value-type="float" office:value="17" calcext:value-type="float">
            <text:p>17</text:p>
          </table:table-cell>
          <table:table-cell table:style-name="ce82" office:value-type="string" calcext:value-type="string">
            <text:p>Exercises: Day 17</text:p>
          </table:table-cell>
          <table:table-cell table:style-name="ce84"/>
          <table:table-cell table:style-name="ce107" office:value-type="string" calcext:value-type="string">
            <text:p><text:a xlink:href="https://github.com/Asabeneh/30-Days-Of-Python/blob/master/17_Day_Exception_handling/17_exception_handling.md#exercises-day-17" xlink:type="simple">https://github.com/Asabeneh/30-Days-Of-Python/blob/master/17_Day_Exception_handling/17_exception_handling.md#exercises-day-17</text:a></text:p>
          </table:table-cell>
          <table:table-cell table:style-name="ce84" table:number-columns-repeated="2"/>
          <table:table-cell table:style-name="ce5" office:value-type="string" calcext:value-type="string">
            <text:p>Done</text:p>
          </table:table-cell>
          <table:table-cell table:style-name="ce84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Regular Expressions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regular-expressions" xlink:type="simple">https://github.com/Asabeneh/30-Days-Of-Python/blob/master/18_Day_Regular_expressions/18_regular_expressions.md#regular-expressions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The re Module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the-re-module" xlink:type="simple">https://github.com/Asabeneh/30-Days-Of-Python/blob/master/18_Day_Regular_expressions/18_regular_expressions.md#the-re-module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Methods in re Module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methods-in-re-module" xlink:type="simple">https://github.com/Asabeneh/30-Days-Of-Python/blob/master/18_Day_Regular_expressions/18_regular_expressions.md#methods-in-re-module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Match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match" xlink:type="simple">https://github.com/Asabeneh/30-Days-Of-Python/blob/master/18_Day_Regular_expressions/18_regular_expressions.md#match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Search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search" xlink:type="simple">https://github.com/Asabeneh/30-Days-Of-Python/blob/master/18_Day_Regular_expressions/18_regular_expressions.md#search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Searching for All Matches Using findall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searching-for-all-matches-using-findall" xlink:type="simple">https://github.com/Asabeneh/30-Days-Of-Python/blob/master/18_Day_Regular_expressions/18_regular_expressions.md#searching-for-all-matches-using-findall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Replacing a Substring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replacing-a-substring" xlink:type="simple">https://github.com/Asabeneh/30-Days-Of-Python/blob/master/18_Day_Regular_expressions/18_regular_expressions.md#replacing-a-substring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Splitting Text Using RegEx Split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splitting-text-using-regex-split" xlink:type="simple">https://github.com/Asabeneh/30-Days-Of-Python/blob/master/18_Day_Regular_expressions/18_regular_expressions.md#splitting-text-using-regex-split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Writing RegEx Patterns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writing-regex-patterns" xlink:type="simple">https://github.com/Asabeneh/30-Days-Of-Python/blob/master/18_Day_Regular_expressions/18_regular_expressions.md#writing-regex-patterns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Square Bracket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square-bracket" xlink:type="simple">https://github.com/Asabeneh/30-Days-Of-Python/blob/master/18_Day_Regular_expressions/18_regular_expressions.md#square-bracket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Escape character(\) in RegEx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escape-character-in-regex" xlink:type="simple">https://github.com/Asabeneh/30-Days-Of-Python/blob/master/18_Day_Regular_expressions/18_regular_expressions.md#escape-character-in-regex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One or more times(+)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one-or-more-times" xlink:type="simple">https://github.com/Asabeneh/30-Days-Of-Python/blob/master/18_Day_Regular_expressions/18_regular_expressions.md#one-or-more-times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Period(.)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period" xlink:type="simple">https://github.com/Asabeneh/30-Days-Of-Python/blob/master/18_Day_Regular_expressions/18_regular_expressions.md#period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Zero or more times(*)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zero-or-more-times" xlink:type="simple">https://github.com/Asabeneh/30-Days-Of-Python/blob/master/18_Day_Regular_expressions/18_regular_expressions.md#zero-or-more-times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Zero or one time(?)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zero-or-one-time" xlink:type="simple">https://github.com/Asabeneh/30-Days-Of-Python/blob/master/18_Day_Regular_expressions/18_regular_expressions.md#zero-or-one-time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/>
            <text:p>Quantifier in RegEx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quantifier-in-regex" xlink:type="simple">https://github.com/Asabeneh/30-Days-Of-Python/blob/master/18_Day_Regular_expressions/18_regular_expressions.md#quantifier-in-regex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Cart ^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cart-" xlink:type="simple">https://github.com/Asabeneh/30-Days-Of-Python/blob/master/18_Day_Regular_expressions/18_regular_expressions.md#cart-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Exercises: Level 1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exercises-level-1" xlink:type="simple">https://github.com/Asabeneh/30-Days-Of-Python/blob/master/18_Day_Regular_expressions/18_regular_expressions.md#exercises-level-1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Exercises: Level 2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exercises-level-2" xlink:type="simple">https://github.com/Asabeneh/30-Days-Of-Python/blob/master/18_Day_Regular_expressions/18_regular_expressions.md#exercises-level-2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Exercises: Level 3</text:p>
          </table:table-cell>
          <table:table-cell table:style-name="ce28"/>
          <table:table-cell table:style-name="ce55" office:value-type="string" calcext:value-type="string">
            <text:p><text:a xlink:href="https://github.com/Asabeneh/30-Days-Of-Python/blob/master/18_Day_Regular_expressions/18_regular_expressions.md#exercises-level-3" xlink:type="simple">https://github.com/Asabeneh/30-Days-Of-Python/blob/master/18_Day_Regular_expressions/18_regular_expressions.md#exercises-level-3</text:a></text:p>
          </table:table-cell>
          <table:table-cell table:style-name="ce28" table:number-columns-repeated="2"/>
          <table:table-cell table:style-name="ce5" office:value-type="string" calcext:value-type="string">
            <text:p>Done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Handling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handling" xlink:type="simple">https://github.com/Asabeneh/30-Days-Of-Python/blob/master/19_Day_File_handling/19_file_handling.md#file-handling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Opening Files for Reading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opening-files-for-reading" xlink:type="simple">https://github.com/Asabeneh/30-Days-Of-Python/blob/master/19_Day_File_handling/19_file_handling.md#opening-files-for-reading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Opening Files for Writing and Updating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opening-files-for-writing-and-updating" xlink:type="simple">https://github.com/Asabeneh/30-Days-Of-Python/blob/master/19_Day_File_handling/19_file_handling.md#opening-files-for-writing-and-updating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Deleting Files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deleting-files" xlink:type="simple">https://github.com/Asabeneh/30-Days-Of-Python/blob/master/19_Day_File_handling/19_file_handling.md#deleting-files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Types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types" xlink:type="simple">https://github.com/Asabeneh/30-Days-Of-Python/blob/master/19_Day_File_handling/19_file_handling.md#file-types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with txt Extensi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with-txt-extension" xlink:type="simple">https://github.com/Asabeneh/30-Days-Of-Python/blob/master/19_Day_File_handling/19_file_handling.md#file-with-txt-extensi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with json Extensi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changing-json-to-dictionary" xlink:type="simple">https://github.com/Asabeneh/30-Days-Of-Python/blob/master/19_Day_File_handling/19_file_handling.md#file-with-json-extensi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Changing JSON to Dictionary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changing-json-to-dictionary" xlink:type="simple">https://github.com/Asabeneh/30-Days-Of-Python/blob/master/19_Day_File_handling/19_file_handling.md#changing-json-to-dictionary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Changing Dictionary to JS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changing-dictionary-to-json" xlink:type="simple">https://github.com/Asabeneh/30-Days-Of-Python/blob/master/19_Day_File_handling/19_file_handling.md#changing-dictionary-to-js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Saving as JSON File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saving-as-json-file" xlink:type="simple">https://github.com/Asabeneh/30-Days-Of-Python/blob/master/19_Day_File_handling/19_file_handling.md#saving-as-json-file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with csv Extensi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with-csv-extension" xlink:type="simple">https://github.com/Asabeneh/30-Days-Of-Python/blob/master/19_Day_File_handling/19_file_handling.md#file-with-csv-extensi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with xlsx Extensi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with-xlsx-extension" xlink:type="simple">https://github.com/Asabeneh/30-Days-Of-Python/blob/master/19_Day_File_handling/19_file_handling.md#file-with-xlsx-extensi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File with xml Extension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file-with-xml-extension" xlink:type="simple">https://github.com/Asabeneh/30-Days-Of-Python/blob/master/19_Day_File_handling/19_file_handling.md#file-with-xml-extension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Exercises: Level 1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exercises-level-1" xlink:type="simple">https://github.com/Asabeneh/30-Days-Of-Python/blob/master/19_Day_File_handling/19_file_handling.md#exercises-level-1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Exercises: Level 2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exercises-level-2" xlink:type="simple">https://github.com/Asabeneh/30-Days-Of-Python/blob/master/19_Day_File_handling/19_file_handling.md#exercises-level-2</text:a>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string" calcext:value-type="string">
            <text:p>Exercises: Level 3</text:p>
          </table:table-cell>
          <table:table-cell table:style-name="ce49"/>
          <table:table-cell table:style-name="ce86" office:value-type="string" calcext:value-type="string">
            <text:p><text:a xlink:href="https://github.com/Asabeneh/30-Days-Of-Python/blob/master/19_Day_File_handling/19_file_handling.md#exercises-level-3" xlink:type="simple">https://github.com/Asabeneh/30-Days-Of-Python/blob/master/19_Day_File_handling/19_file_handling.md#exercises-level-3</text:a> </text:p>
          </table:table-cell>
          <table:table-cell table:style-name="ce49" table:number-columns-repeated="2"/>
          <table:table-cell table:style-name="ce5" office:value-type="string" calcext:value-type="string">
            <text:p>Done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Python PIP - Python Package Manager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python-pip---python-package-manager" xlink:type="simple">https://github.com/Asabeneh/30-Days-Of-Python/blob/master/20_Day_Python_package_manager/20_python_package_manager.md#python-pip---python-package-manager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What is PIP ?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what-is-pip-" xlink:type="simple">https://github.com/Asabeneh/30-Days-Of-Python/blob/master/20_Day_Python_package_manager/20_python_package_manager.md#what-is-pip-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Installing PIP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installing-pip" xlink:type="simple">https://github.com/Asabeneh/30-Days-Of-Python/blob/master/20_Day_Python_package_manager/20_python_package_manager.md#installing-pip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Installing packages using pip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installing-packages-using-pip" xlink:type="simple">https://github.com/Asabeneh/30-Days-Of-Python/blob/master/20_Day_Python_package_manager/20_python_package_manager.md#installing-packages-using-pip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Uninstalling Packages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uninstalling-packages" xlink:type="simple">https://github.com/Asabeneh/30-Days-Of-Python/blob/master/20_Day_Python_package_manager/20_python_package_manager.md#uninstalling-packages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List of Packages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list-of-packages" xlink:type="simple">https://github.com/Asabeneh/30-Days-Of-Python/blob/master/20_Day_Python_package_manager/20_python_package_manager.md#list-of-packages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Show Packag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show-package" xlink:type="simple">https://github.com/Asabeneh/30-Days-Of-Python/blob/master/20_Day_Python_package_manager/20_python_package_manager.md#show-package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PIP Freez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pip-freeze" xlink:type="simple">https://github.com/Asabeneh/30-Days-Of-Python/blob/master/20_Day_Python_package_manager/20_python_package_manager.md#pip-freeze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Reading from URL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reading-from-url" xlink:type="simple">https://github.com/Asabeneh/30-Days-Of-Python/blob/master/20_Day_Python_package_manager/20_python_package_manager.md#reading-from-url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Creating a Package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creating-a-package" xlink:type="simple">https://github.com/Asabeneh/30-Days-Of-Python/blob/master/20_Day_Python_package_manager/20_python_package_manager.md#creating-a-package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Further Information About Packages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further-information-about-packages" xlink:type="simple">https://github.com/Asabeneh/30-Days-Of-Python/blob/master/20_Day_Python_package_manager/20_python_package_manager.md#further-information-about-packages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Exercises: Day 20</text:p>
          </table:table-cell>
          <table:table-cell table:style-name="ce30"/>
          <table:table-cell table:style-name="ce57" office:value-type="string" calcext:value-type="string">
            <text:p><text:a xlink:href="https://github.com/Asabeneh/30-Days-Of-Python/blob/master/20_Day_Python_package_manager/20_python_package_manager.md#exercises-day-20" xlink:type="simple">https://github.com/Asabeneh/30-Days-Of-Python/blob/master/20_Day_Python_package_manager/20_python_package_manager.md#exercises-day-20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Classes and Objects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classes-and-objects" xlink:type="simple">https://github.com/Asabeneh/30-Days-Of-Python/blob/master/21_Day_Classes_and_objects/21_classes_and_objects.md#classes-and-object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Creating a Class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creating-a-class" xlink:type="simple">https://github.com/Asabeneh/30-Days-Of-Python/blob/master/21_Day_Classes_and_objects/21_classes_and_objects.md#creating-a-clas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Creating an Object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creating-an-object" xlink:type="simple">https://github.com/Asabeneh/30-Days-Of-Python/blob/master/21_Day_Classes_and_objects/21_classes_and_objects.md#creating-an-object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Class Constructor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class-constructor" xlink:type="simple">https://github.com/Asabeneh/30-Days-Of-Python/blob/master/21_Day_Classes_and_objects/21_classes_and_objects.md#class-constructor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bject Methods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object-methods" xlink:type="simple">https://github.com/Asabeneh/30-Days-Of-Python/blob/master/21_Day_Classes_and_objects/21_classes_and_objects.md#object-method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bject Default Methods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object-default-methods" xlink:type="simple">https://github.com/Asabeneh/30-Days-Of-Python/blob/master/21_Day_Classes_and_objects/21_classes_and_objects.md#object-default-method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/>
            <text:p><text:span text:style-name="T4">Method to Modify Class Default Values</text:span>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method-to-modify-class-default-values" xlink:type="simple">https://github.com/Asabeneh/30-Days-Of-Python/blob/master/21_Day_Classes_and_objects/21_classes_and_objects.md#method-to-modify-class-default-values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6" office:value-type="string" calcext:value-type="string">
            <text:p>Inheritance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inheritance" xlink:type="simple">https://github.com/Asabeneh/30-Days-Of-Python/blob/master/21_Day_Classes_and_objects/21_classes_and_objects.md#inheritance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6" office:value-type="string" calcext:value-type="string">
            <text:p>Overriding parent method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overriding-parent-method" xlink:type="simple">https://github.com/Asabeneh/30-Days-Of-Python/blob/master/21_Day_Classes_and_objects/21_classes_and_objects.md#overriding-parent-method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6" office:value-type="string" calcext:value-type="string">
            <text:p>Exercises: Level 1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exercises-level-1" xlink:type="simple">https://github.com/Asabeneh/30-Days-Of-Python/blob/master/21_Day_Classes_and_objects/21_classes_and_objects.md#exercises-level-1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6" office:value-type="string" calcext:value-type="string">
            <text:p>Exercises: Level 2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exercises-level-2" xlink:type="simple">https://github.com/Asabeneh/30-Days-Of-Python/blob/master/21_Day_Classes_and_objects/21_classes_and_objects.md#exercises-level-2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6" office:value-type="string" calcext:value-type="string">
            <text:p>Exercises: Level 3</text:p>
          </table:table-cell>
          <table:table-cell table:style-name="ce32"/>
          <table:table-cell table:style-name="ce59" office:value-type="string" calcext:value-type="string">
            <text:p><text:a xlink:href="https://github.com/Asabeneh/30-Days-Of-Python/blob/master/21_Day_Classes_and_objects/21_classes_and_objects.md#exercises-level-3" xlink:type="simple">https://github.com/Asabeneh/30-Days-Of-Python/blob/master/21_Day_Classes_and_objects/21_classes_and_objects.md#exercises-level-3</text:a></text:p>
          </table:table-cell>
          <table:table-cell table:style-name="ce59" table:number-columns-repeated="2"/>
          <table:table-cell table:style-name="ce5" office:value-type="string" calcext:value-type="string">
            <text:p>Done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69" office:value-type="string" calcext:value-type="string">
            <text:p>Week 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What is Web Scrapping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2_Day_Web_scraping/22_web_scraping.md#what-is-web-scrapping" xlink:type="simple">https://github.com/Asabeneh/30-Days-Of-Python/blob/master/22_Day_Web_scraping/22_web_scraping.md#what-is-web-scrapping</text:a></text:p>
          </table:table-cell>
          <table:table-cell table:style-name="ce118" table:number-columns-repeated="2"/>
          <table:table-cell table:style-name="ce5" office:value-type="string" calcext:value-type="string">
            <text:p>Done</text:p>
          </table:table-cell>
          <table:table-cell table:style-name="ce118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Exercises: Day 22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2_Day_Web_scraping/22_web_scraping.md#-exercises-day-22" xlink:type="simple">https://github.com/Asabeneh/30-Days-Of-Python/blob/master/22_Day_Web_scraping/22_web_scraping.md#-exercises-day-22</text:a></text:p>
          </table:table-cell>
          <table:table-cell table:style-name="ce118" table:number-columns-repeated="2"/>
          <table:table-cell table:style-name="ce5" office:value-type="string" calcext:value-type="string">
            <text:p>Done</text:p>
          </table:table-cell>
          <table:table-cell table:style-name="ce118"/>
          <table:table-cell table:number-columns-repeated="1015"/>
        </table:table-row>
        <table:table-row table:style-name="ro3">
          <table:table-cell table:style-name="ce66"/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Setting up Virtual Environment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3_Day_Virtual_environment/23_virtual_environment.md#setting-up-virtual-environments" xlink:type="simple">https://github.com/Asabeneh/30-Days-Of-Python/blob/master/23_Day_Virtual_environment/23_virtual_environment.md#setting-up-virtual-environments</text:a></text:p>
          </table:table-cell>
          <table:table-cell table:style-name="ce118" table:number-columns-repeated="2"/>
          <table:table-cell table:style-name="ce5" office:value-type="string" calcext:value-type="string">
            <text:p>Done</text:p>
          </table:table-cell>
          <table:table-cell table:style-name="ce118"/>
          <table:table-cell table:number-columns-repeated="1015"/>
        </table:table-row>
        <table:table-row table:style-name="ro3">
          <table:table-cell table:style-name="ce66"/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<text:s/>Exercises: Day 23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3_Day_Virtual_environment/23_virtual_environment.md#-exercises-day-23" xlink:type="simple">https://github.com/Asabeneh/30-Days-Of-Python/blob/master/23_Day_Virtual_environment/23_virtual_environment.md#-exercises-day-23</text:a></text:p>
          </table:table-cell>
          <table:table-cell table:style-name="ce118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Python for Statistical Analysi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python-for-statistical-analysis" xlink:type="simple">https://github.com/Asabeneh/30-Days-Of-Python/blob/master/24_Day_Statistics/24_statistics.md#python-for-statistical-analysi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tatistic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tatistics" xlink:type="simple">https://github.com/Asabeneh/30-Days-Of-Python/blob/master/24_Day_Statistics/24_statistics.md#statistic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Data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data" xlink:type="simple">https://github.com/Asabeneh/30-Days-Of-Python/blob/master/24_Day_Statistics/24_statistics.md#data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tatistics Modul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tatistics-module" xlink:type="simple">https://github.com/Asabeneh/30-Days-Of-Python/blob/master/24_Day_Statistics/24_statistics.md#statistics-modul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NumP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numpy" xlink:type="simple">https://github.com/Asabeneh/30-Days-Of-Python/blob/master/24_Day_Statistics/24_statistics.md#nump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Importing NumP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importing-numpy" xlink:type="simple">https://github.com/Asabeneh/30-Days-Of-Python/blob/master/24_Day_Statistics/24_statistics.md#importing-nump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reating int numpy array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int-numpy-arrays" xlink:type="simple">https://github.com/Asabeneh/30-Days-Of-Python/blob/master/24_Day_Statistics/24_statistics.md#creating-int-numpy-array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73" office:value-type="string" calcext:value-type="string">
            <text:p>Creating float numpy array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float-numpy-arrays" xlink:type="simple">https://github.com/Asabeneh/30-Days-Of-Python/blob/master/24_Day_Statistics/24_statistics.md#creating-float-numpy-array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reating Boolean numpy array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boolean-numpy-arrays" xlink:type="simple">https://github.com/Asabeneh/30-Days-Of-Python/blob/master/24_Day_Statistics/24_statistics.md#creating-boolean-numpy-array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reating multidimensional array using nump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multidimensional-array-using-numpy" xlink:type="simple">https://github.com/Asabeneh/30-Days-Of-Python/blob/master/24_Day_Statistics/24_statistics.md#creating-multidimensional-array-using-nump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onverting numpy array to list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onverting-numpy-array-to-list" xlink:type="simple">https://github.com/Asabeneh/30-Days-Of-Python/blob/master/24_Day_Statistics/24_statistics.md#converting-numpy-array-to-list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reating numpy array from tupl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numpy-array-from-tuple" xlink:type="simple">https://github.com/Asabeneh/30-Days-Of-Python/blob/master/24_Day_Statistics/24_statistics.md#creating-numpy-array-from-tupl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hape of numpy arra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hape-of-numpy-array" xlink:type="simple">https://github.com/Asabeneh/30-Days-Of-Python/blob/master/24_Day_Statistics/24_statistics.md#shape-of-numpy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Data type of numpy arra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data-type-of-numpy-array" xlink:type="simple">https://github.com/Asabeneh/30-Days-Of-Python/blob/master/24_Day_Statistics/24_statistics.md#data-type-of-numpy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ize of a numpy arra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ize-of-a-numpy-array" xlink:type="simple">https://github.com/Asabeneh/30-Days-Of-Python/blob/master/24_Day_Statistics/24_statistics.md#size-of-a-numpy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athematical Operation using nump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mathematical-operation-using-numpy" xlink:type="simple">https://github.com/Asabeneh/30-Days-Of-Python/blob/master/24_Day_Statistics/24_statistics.md#mathematical-operation-using-nump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Addit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addition" xlink:type="simple">https://github.com/Asabeneh/30-Days-Of-Python/blob/master/24_Day_Statistics/24_statistics.md#addition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ubtract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ubtraction" xlink:type="simple">https://github.com/Asabeneh/30-Days-Of-Python/blob/master/24_Day_Statistics/24_statistics.md#subtraction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ultiplicat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multiplication" xlink:type="simple">https://github.com/Asabeneh/30-Days-Of-Python/blob/master/24_Day_Statistics/24_statistics.md#multiplication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Divis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division" xlink:type="simple">https://github.com/Asabeneh/30-Days-Of-Python/blob/master/24_Day_Statistics/24_statistics.md#division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odulu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modulus" xlink:type="simple">https://github.com/Asabeneh/30-Days-Of-Python/blob/master/24_Day_Statistics/24_statistics.md#modulu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Floor Division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floor-division" xlink:type="simple">https://github.com/Asabeneh/30-Days-Of-Python/blob/master/24_Day_Statistics/24_statistics.md#floor-division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Exponential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exponential" xlink:type="simple">https://github.com/Asabeneh/30-Days-Of-Python/blob/master/24_Day_Statistics/24_statistics.md#exponential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hecking data type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hecking-data-types" xlink:type="simple">https://github.com/Asabeneh/30-Days-Of-Python/blob/master/24_Day_Statistics/24_statistics.md#checking-data-type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onverting type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onverting-types" xlink:type="simple">https://github.com/Asabeneh/30-Days-Of-Python/blob/master/24_Day_Statistics/24_statistics.md#converting-type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ulti-dimensional Array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multi-dimensional-arrays" xlink:type="simple">https://github.com/Asabeneh/30-Days-Of-Python/blob/master/24_Day_Statistics/24_statistics.md#multi-dimensional-array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Getting items from a numpy arra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getting-items-from-a-numpy-array" xlink:type="simple">https://github.com/Asabeneh/30-Days-Of-Python/blob/master/24_Day_Statistics/24_statistics.md#getting-items-from-a-numpy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licing Numpy arra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licing-numpy-array" xlink:type="simple">https://github.com/Asabeneh/30-Days-Of-Python/blob/master/24_Day_Statistics/24_statistics.md#slicing-numpy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How to reverse the rows and the whole array?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how-to-reverse-the-rows-and-the-whole-array" xlink:type="simple">https://github.com/Asabeneh/30-Days-Of-Python/blob/master/24_Day_Statistics/24_statistics.md#how-to-reverse-the-rows-and-the-whole-arra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Reverse the row and column position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reverse-the-row-and-column-positions" xlink:type="simple">https://github.com/Asabeneh/30-Days-Of-Python/blob/master/24_Day_Statistics/24_statistics.md#reverse-the-row-and-column-position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How to represent missing values ?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how-to-represent-missing-values-" xlink:type="simple">https://github.com/Asabeneh/30-Days-Of-Python/blob/master/24_Day_Statistics/24_statistics.md#how-to-represent-missing-values-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Generating Random Number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generating-random-numbers" xlink:type="simple">https://github.com/Asabeneh/30-Days-Of-Python/blob/master/24_Day_Statistics/24_statistics.md#generating-random-number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Generating Random Number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generationg-random-numbers" xlink:type="simple">https://github.com/Asabeneh/30-Days-Of-Python/blob/master/24_Day_Statistics/24_statistics.md#generationg-random-number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Numpy and Statistic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numpy-and-statistics" xlink:type="simple">https://github.com/Asabeneh/30-Days-Of-Python/blob/master/24_Day_Statistics/24_statistics.md#numpy-and-statistic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atrix in nump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matrix-in-numpy" xlink:type="simple">https://github.com/Asabeneh/30-Days-Of-Python/blob/master/24_Day_Statistics/24_statistics.md#matrix-in-nump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Numpy numpy.arange()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numpy-numpyarange" xlink:type="simple">https://github.com/Asabeneh/30-Days-Of-Python/blob/master/24_Day_Statistics/24_statistics.md#numpy-numpyarang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73" office:value-type="string" calcext:value-type="string">
            <text:p>What is Arrange?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what-is-arrange" xlink:type="simple">https://github.com/Asabeneh/30-Days-Of-Python/blob/master/24_Day_Statistics/24_statistics.md#what-is-arrang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Creating sequence of numbers using linspac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creating-sequence-of-numbers-using-linspace" xlink:type="simple">https://github.com/Asabeneh/30-Days-Of-Python/blob/master/24_Day_Statistics/24_statistics.md#creating-sequence-of-numbers-using-linspac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NumPy Statistical Functions with Example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numpy-statistical-functions-with-example" xlink:type="simple">https://github.com/Asabeneh/30-Days-Of-Python/blob/master/24_Day_Statistics/24_statistics.md#numpy-statistical-functions-with-example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How to create repeating sequences?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how-to-create-repeating-sequences" xlink:type="simple">https://github.com/Asabeneh/30-Days-Of-Python/blob/master/24_Day_Statistics/24_statistics.md#how-to-create-repeating-sequence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How to generate random numbers?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how-to-generate-random-numbers" xlink:type="simple">https://github.com/Asabeneh/30-Days-Of-Python/blob/master/24_Day_Statistics/24_statistics.md#how-to-generate-random-numbers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Linear Algebra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linear-algebra" xlink:type="simple">https://github.com/Asabeneh/30-Days-Of-Python/blob/master/24_Day_Statistics/24_statistics.md#linear-algebra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NumPy Matrix Multiplication with np.matmul()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numpy-matrix-multiplication-with-npmatmul" xlink:type="simple">https://github.com/Asabeneh/30-Days-Of-Python/blob/master/24_Day_Statistics/24_statistics.md#numpy-matrix-multiplication-with-npmatmul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Summer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summery" xlink:type="simple">https://github.com/Asabeneh/30-Days-Of-Python/blob/master/24_Day_Statistics/24_statistics.md#summery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Exercises: Day 24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24_Day_Statistics/24_statistics.md#-exercises-day-24" xlink:type="simple">https://github.com/Asabeneh/30-Days-Of-Python/blob/master/24_Day_Statistics/24_statistics.md#-exercises-day-24</text:a></text:p>
          </table:table-cell>
          <table:table-cell table:style-name="ce101" table:number-columns-repeated="2"/>
          <table:table-cell table:style-name="ce5" office:value-type="string" calcext:value-type="string">
            <text:p>Done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Panda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pandas" xlink:type="simple">https://github.com/Asabeneh/30-Days-Of-Python/blob/master/25_Day_Pandas/25_pandas.md#panda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Installing Panda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installing-pandas" xlink:type="simple">https://github.com/Asabeneh/30-Days-Of-Python/blob/master/25_Day_Pandas/25_pandas.md#installing-panda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Importing Panda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importing-pandas" xlink:type="simple">https://github.com/Asabeneh/30-Days-Of-Python/blob/master/25_Day_Pandas/25_pandas.md#importing-panda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Pandas Series with Default Index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pandas-series-with-default-index" xlink:type="simple">https://github.com/Asabeneh/30-Days-Of-Python/blob/master/25_Day_Pandas/25_pandas.md#creating-pandas-series-with-default-index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Pandas Series with custom index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-pandas-series-with-custom-index" xlink:type="simple">https://github.com/Asabeneh/30-Days-Of-Python/blob/master/25_Day_Pandas/25_pandas.md#creating--pandas-series-with-custom-index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Pandas Series from a Dictionary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pandas-series-from-a-dictionary" xlink:type="simple">https://github.com/Asabeneh/30-Days-Of-Python/blob/master/25_Day_Pandas/25_pandas.md#creating-pandas-series-from-a-dictionary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a Constant Pandas Serie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a-constant-pandas-series" xlink:type="simple">https://github.com/Asabeneh/30-Days-Of-Python/blob/master/25_Day_Pandas/25_pandas.md#creating-a-constant-pandas-serie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a Pandas Series Using Linspace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a--pandas-series-using-linspace" xlink:type="simple">https://github.com/Asabeneh/30-Days-Of-Python/blob/master/25_Day_Pandas/25_pandas.md#creating-a--pandas-series-using-linspace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DataFrame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dataframes-from-list-of-lists" xlink:type="simple">https://github.com/Asabeneh/30-Days-Of-Python/blob/master/25_Day_Pandas/25_pandas.md#dataframe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DataFrames from List of List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dataframes-from-list-of-lists" xlink:type="simple">https://github.com/Asabeneh/30-Days-Of-Python/blob/master/25_Day_Pandas/25_pandas.md#creating-dataframes-from-list-of-list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Data Frame Using Dictionary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dataframe-using-dictionary" xlink:type="simple">https://github.com/Asabeneh/30-Days-Of-Python/blob/master/25_Day_Pandas/25_pandas.md#creating-dataframe-using-dictionary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DataFrames from a List of Dictionarie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dataframes-from-a-list-of-dictionaries" xlink:type="simple">https://github.com/Asabeneh/30-Days-Of-Python/blob/master/25_Day_Pandas/25_pandas.md#creating-dataframes-from-a-list-of-dictionarie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Reading CSV File Using Panda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reading-csv-file-using-pandas" xlink:type="simple">https://github.com/Asabeneh/30-Days-Of-Python/blob/master/25_Day_Pandas/25_pandas.md#reading-csv-file-using-panda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Data Exploration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data-exploration" xlink:type="simple">https://github.com/Asabeneh/30-Days-Of-Python/blob/master/25_Day_Pandas/25_pandas.md#data-exploration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Modifying a DataFrame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modifying-a-dataframe" xlink:type="simple">https://github.com/Asabeneh/30-Days-Of-Python/blob/master/25_Day_Pandas/25_pandas.md#modifying-a-dataframe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reating a DataFrame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reating-a-dataframe" xlink:type="simple">https://github.com/Asabeneh/30-Days-Of-Python/blob/master/25_Day_Pandas/25_pandas.md#creating-a-dataframe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Adding a New Column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adding-a-new-column" xlink:type="simple">https://github.com/Asabeneh/30-Days-Of-Python/blob/master/25_Day_Pandas/25_pandas.md#adding-a-new-column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Modifying column value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modifying-column-values" xlink:type="simple">https://github.com/Asabeneh/30-Days-Of-Python/blob/master/25_Day_Pandas/25_pandas.md#modifying-column-value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Formating DataFrame column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formating-dataframe-columns" xlink:type="simple">https://github.com/Asabeneh/30-Days-Of-Python/blob/master/25_Day_Pandas/25_pandas.md#formating-dataframe-column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Checking data types of Column values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checking-data-types-of-column-values" xlink:type="simple">https://github.com/Asabeneh/30-Days-Of-Python/blob/master/25_Day_Pandas/25_pandas.md#checking-data-types-of-column-values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Boolean Indexing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boolean-indexing" xlink:type="simple">https://github.com/Asabeneh/30-Days-Of-Python/blob/master/25_Day_Pandas/25_pandas.md#boolean-indexing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Exercises: Day 25</text:p>
          </table:table-cell>
          <table:table-cell table:style-name="ce66"/>
          <table:table-cell table:style-name="ce118" office:value-type="string" calcext:value-type="string">
            <text:p><text:a xlink:href="https://github.com/Asabeneh/30-Days-Of-Python/blob/master/25_Day_Pandas/25_pandas.md#exercises-day-25" xlink:type="simple">https://github.com/Asabeneh/30-Days-Of-Python/blob/master/25_Day_Pandas/25_pandas.md#exercises-day-25</text:a></text:p>
          </table:table-cell>
          <table:table-cell table:style-name="ce66" table:number-columns-repeated="2"/>
          <table:table-cell table:style-name="ce5" office:value-type="string" calcext:value-type="string">
            <text:p>Done</text:p>
          </table:table-cell>
          <table:table-cell table:style-name="ce66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PI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api" xlink:type="simple">https://github.com/Asabeneh/30-Days-Of-Python/blob/master/28_Day_API/28_API.md#api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Building API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building-api" xlink:type="simple">https://github.com/Asabeneh/30-Days-Of-Python/blob/master/28_Day_API/28_API.md#building-api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HTTP(Hypertext Transfer Protocol)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httphypertext-transfer-protocol" xlink:type="simple">https://github.com/Asabeneh/30-Days-Of-Python/blob/master/28_Day_API/28_API.md#httphypertext-transfer-protocol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Structure of HTTP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structure-of-http" xlink:type="simple">https://github.com/Asabeneh/30-Days-Of-Python/blob/master/28_Day_API/28_API.md#structure-of-http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Initial Request Line(Status Line)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initial-request-linestatus-line" xlink:type="simple">https://github.com/Asabeneh/30-Days-Of-Python/blob/master/28_Day_API/28_API.md#initial-request-linestatus-line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Initial Response Line(Status Line)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initial-response-linestatus-line" xlink:type="simple">https://github.com/Asabeneh/30-Days-Of-Python/blob/master/28_Day_API/28_API.md#initial-response-linestatus-line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Header Fields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header-fields" xlink:type="simple">https://github.com/Asabeneh/30-Days-Of-Python/blob/master/28_Day_API/28_API.md#header-fields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The message body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the-message-body" xlink:type="simple">https://github.com/Asabeneh/30-Days-Of-Python/blob/master/28_Day_API/28_API.md#the-message-body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Request Methods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request-methods" xlink:type="simple">https://github.com/Asabeneh/30-Days-Of-Python/blob/master/28_Day_API/28_API.md#request-methods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<text:s/>Exercises: Day 28</text:p>
          </table:table-cell>
          <table:table-cell table:style-name="ce43"/>
          <table:table-cell table:style-name="ce58" office:value-type="string" calcext:value-type="string">
            <text:p><text:a xlink:href="https://github.com/Asabeneh/30-Days-Of-Python/blob/master/28_Day_API/28_API.md#-exercises-day-28" xlink:type="simple">https://github.com/Asabeneh/30-Days-Of-Python/blob/master/28_Day_API/28_API.md#-exercises-day-28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Building API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building-api" xlink:type="simple">https://github.com/Asabeneh/30-Days-Of-Python/blob/master/29_Day_Building_API/29_building_API.md#building-api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Structure of an API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structure-of-an-api" xlink:type="simple">https://github.com/Asabeneh/30-Days-Of-Python/blob/master/29_Day_Building_API/29_building_API.md#structure-of-an-api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Retrieving data using get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retrieving-data-using-get" xlink:type="simple">https://github.com/Asabeneh/30-Days-Of-Python/blob/master/29_Day_Building_API/29_building_API.md#retrieving-data-using-get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Getting a document by id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getting-a-document-by-id" xlink:type="simple">https://github.com/Asabeneh/30-Days-Of-Python/blob/master/29_Day_Building_API/29_building_API.md#getting-a-document-by-id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Creating data using POST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creating-data-using-post" xlink:type="simple">https://github.com/Asabeneh/30-Days-Of-Python/blob/master/29_Day_Building_API/29_building_API.md#creating-data-using-post</text:a></text:p>
          </table:table-cell>
          <table:table-cell table:style-name="ce30" table:number-columns-repeated="2"/>
          <table:table-cell table:style-name="ce5" office:value-type="string" calcext:value-type="string">
            <text:p>Done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Updating using PUT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updating-using-put" xlink:type="simple">https://github.com/Asabeneh/30-Days-Of-Python/blob/master/29_Day_Building_API/29_building_API.md#updating-using-put</text:a></text:p>
          </table:table-cell>
          <table:table-cell table:style-name="ce31" table:number-columns-repeated="2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Deleting a document using Delete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deleting-a-document-using-delete" xlink:type="simple">https://github.com/Asabeneh/30-Days-Of-Python/blob/master/29_Day_Building_API/29_building_API.md#deleting-a-document-using-delete</text:a> </text:p>
          </table:table-cell>
          <table:table-cell table:style-name="ce31" table:number-columns-repeated="2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70" office:value-type="string" calcext:value-type="string">
            <text:p>Exercises: Day 29</text:p>
          </table:table-cell>
          <table:table-cell table:style-name="ce70"/>
          <table:table-cell table:style-name="ce123" office:value-type="string" calcext:value-type="string">
            <text:p><text:a xlink:href="https://github.com/Asabeneh/30-Days-Of-Python/blob/master/29_Day_Building_API/29_building_API.md#-exercises-day-29" xlink:type="simple">https://github.com/Asabeneh/30-Days-Of-Python/blob/master/29_Day_Building_API/29_building_API.md#-exercises-day-29</text:a></text:p>
          </table:table-cell>
          <table:table-cell table:style-name="ce31" table:number-columns-repeated="2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Conclusions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30_Day_Conclusions/30_conclusions.md#conclusions" xlink:type="simple">https://github.com/Asabeneh/30-Days-Of-Python/blob/master/30_Day_Conclusions/30_conclusions.md#conclusions</text:a></text:p>
          </table:table-cell>
          <table:table-cell table:style-name="ce31" table:number-columns-repeated="2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50"/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Testimony</text:p>
          </table:table-cell>
          <table:table-cell table:style-name="ce50"/>
          <table:table-cell table:style-name="ce87" office:value-type="string" calcext:value-type="string">
            <text:p><text:a xlink:href="https://github.com/Asabeneh/30-Days-Of-Python/blob/master/30_Day_Conclusions/30_conclusions.md#testimony" xlink:type="simple">https://github.com/Asabeneh/30-Days-Of-Python/blob/master/30_Day_Conclusions/30_conclusions.md#testimony</text:a></text:p>
          </table:table-cell>
          <table:table-cell table:style-name="ce31" table:number-columns-repeated="2"/>
          <table:table-cell table:style-name="ce5" office:value-type="string" calcext:value-type="string">
            <text:p>Done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76"/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FastAPI</text:p>
          </table:table-cell>
          <table:table-cell table:style-name="ce76"/>
          <table:table-cell table:style-name="ce134" office:value-type="string" calcext:value-type="string">
            <text:p><text:a xlink:href="https://fastapi.tiangolo.com/" xlink:type="simple">https://fastapi.tiangolo.com/</text:a></text:p>
          </table:table-cell>
          <table:table-cell table:style-name="ce76" table:number-columns-repeated="2"/>
          <table:table-cell table:style-name="ce5" office:value-type="string" calcext:value-type="string">
            <text:p>Done</text:p>
          </table:table-cell>
          <table:table-cell table:style-name="ce76"/>
          <table:table-cell table:number-columns-repeated="1015"/>
        </table:table-row>
        <table:table-row table:style-name="ro3">
          <table:table-cell table:style-name="ce77"/>
          <table:table-cell table:style-name="ce94" office:value-type="float" office:value="31" calcext:value-type="float">
            <text:p>31</text:p>
          </table:table-cell>
          <table:table-cell table:style-name="ce94" office:value-type="string" calcext:value-type="string">
            <text:p>NLP Tutorial</text:p>
          </table:table-cell>
          <table:table-cell table:style-name="ce77"/>
          <table:table-cell table:style-name="ce135" office:value-type="string" calcext:value-type="string">
            <text:p><text:span text:style-name="T5"><text:a xlink:href="https://www.javatpoint.com/nlp" xlink:type="simple">https://www.javatpoint.com/nlp</text:a></text:span></text:p>
          </table:table-cell>
          <table:table-cell table:style-name="ce75" table:number-columns-repeated="2"/>
          <table:table-cell table:style-name="ce5" office:value-type="string" calcext:value-type="string">
            <text:p>Done</text:p>
          </table:table-cell>
          <table:table-cell table:style-name="ce75"/>
          <table:table-cell table:number-columns-repeated="1015"/>
        </table:table-row>
        <table:table-row table:style-name="ro3">
          <table:table-cell table:style-name="ce78"/>
          <table:table-cell table:style-name="ce95" office:value-type="float" office:value="32" calcext:value-type="float">
            <text:p>32</text:p>
          </table:table-cell>
          <table:table-cell table:style-name="ce95" office:value-type="string" calcext:value-type="string">
            <text:p>spaCy</text:p>
          </table:table-cell>
          <table:table-cell table:style-name="ce78"/>
          <table:table-cell table:style-name="ce136" office:value-type="string" calcext:value-type="string">
            <text:p><text:a xlink:href="https://github.com/explosion/spacy-course/tree/master/chapters/en/slides" xlink:type="simple">https://github.com/explosion/spacy-course/tree/master/chapters/en/slides</text:a></text:p>
          </table:table-cell>
          <table:table-cell table:style-name="ce78" table:number-columns-repeated="2"/>
          <table:table-cell table:style-name="ce5" office:value-type="string" calcext:value-type="string">
            <text:p>Done</text:p>
          </table:table-cell>
          <table:table-cell table:style-name="ce78" table:number-columns-repeated="1016"/>
        </table:table-row>
        <table:table-row table:style-name="ro3">
          <table:table-cell table:style-name="ce85"/>
          <table:table-cell table:style-name="ce104" office:value-type="float" office:value="33" calcext:value-type="float">
            <text:p>33</text:p>
          </table:table-cell>
          <table:table-cell table:style-name="ce104" office:value-type="string" calcext:value-type="string">
            <text:p>Prodigy</text:p>
          </table:table-cell>
          <table:table-cell table:style-name="ce85"/>
          <table:table-cell table:style-name="ce148" office:value-type="string" calcext:value-type="string">
            <text:p><text:a xlink:href="https://prodi.gy/docs" xlink:type="simple">https://prodi.gy/docs</text:a></text:p>
          </table:table-cell>
          <table:table-cell table:style-name="ce85" table:number-columns-repeated="2"/>
          <table:table-cell table:style-name="ce5" office:value-type="string" calcext:value-type="string">
            <text:p>Done</text:p>
          </table:table-cell>
          <table:table-cell table:style-name="ce85"/>
          <table:table-cell table:number-columns-repeated="1015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Tutorial </text:p>
          </table:table-cell>
          <table:table-cell table:style-name="ce103"/>
          <table:table-cell table:style-name="ce163" office:value-type="string" calcext:value-type="string">
            <text:p><text:a xlink:href="https://www.w3schools.com/git/" xlink:type="simple">https://www.w3schools.com/git/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8" office:value-type="string" calcext:value-type="string">
            <text:p>Git and GitHub Introduction</text:p>
          </table:table-cell>
          <table:table-cell table:style-name="ce103"/>
          <table:table-cell table:style-name="ce163" office:value-type="string" calcext:value-type="string">
            <text:p><text:a xlink:href="https://www.w3schools.com/git/git_intro.asp?remote=github" xlink:type="simple">https://www.w3schools.com/git/git_intro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installation</text:p>
          </table:table-cell>
          <table:table-cell table:style-name="ce103"/>
          <table:table-cell table:style-name="ce163" office:value-type="string" calcext:value-type="string">
            <text:p><text:a xlink:href="https://www.w3schools.com/git/git_getstarted.asp?remote=github" xlink:type="simple">https://www.w3schools.com/git/git_getstarted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Add new files</text:p>
          </table:table-cell>
          <table:table-cell table:style-name="ce103"/>
          <table:table-cell table:style-name="ce163" office:value-type="string" calcext:value-type="string">
            <text:p><text:a xlink:href="https://www.w3schools.com/git/git_new_files.asp?remote=github" xlink:type="simple">https://www.w3schools.com/git/git_new_files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Staging environment</text:p>
          </table:table-cell>
          <table:table-cell table:style-name="ce103"/>
          <table:table-cell table:style-name="ce163" office:value-type="string" calcext:value-type="string">
            <text:p><text:a xlink:href="https://www.w3schools.com/git/git_staging_environment.asp?remote=github" xlink:type="simple">https://www.w3schools.com/git/git_staging_environment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commit </text:p>
          </table:table-cell>
          <table:table-cell table:style-name="ce103"/>
          <table:table-cell table:style-name="ce163" office:value-type="string" calcext:value-type="string">
            <text:p><text:a xlink:href="https://www.w3schools.com/git/git_commit.asp?remote=github" xlink:type="simple">https://www.w3schools.com/git/git_commit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help</text:p>
          </table:table-cell>
          <table:table-cell table:style-name="ce103"/>
          <table:table-cell table:style-name="ce163" office:value-type="string" calcext:value-type="string">
            <text:p><text:a xlink:href="https://www.w3schools.com/git/git_help.asp?remote=github" xlink:type="simple">https://www.w3schools.com/git/git_help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branch</text:p>
          </table:table-cell>
          <table:table-cell table:style-name="ce103"/>
          <table:table-cell table:style-name="ce163" office:value-type="string" calcext:value-type="string">
            <text:p><text:a xlink:href="https://www.w3schools.com/git/git_branch.asp?remote=github" xlink:type="simple">https://www.w3schools.com/git/git_branch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branch merge</text:p>
          </table:table-cell>
          <table:table-cell table:style-name="ce103"/>
          <table:table-cell table:style-name="ce163" office:value-type="string" calcext:value-type="string">
            <text:p><text:a xlink:href="https://www.w3schools.com/git/git_branch_merge.asp?remote=github" xlink:type="simple">https://www.w3schools.com/git/git_branch_merg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Hub crea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getstarted.asp?remote=github" xlink:type="simple">https://www.w3schools.com/git/git_remote_getstarted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Edit code in github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edit_code.asp?remote=github" xlink:type="simple">https://www.w3schools.com/git/git_remote_edit_cod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Pull from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pull_from_remote.asp?remote=github" xlink:type="simple">https://www.w3schools.com/git/git_pull_from_remot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Push to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push_to_remote.asp?remote=github" xlink:type="simple">https://www.w3schools.com/git/git_push_to_remot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Create a new branch on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branch.asp?remote=github" xlink:type="simple">https://www.w3schools.com/git/git_remote_branch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Pull branch from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branch_pull_from_remote.asp?remote=github" xlink:type="simple">https://www.w3schools.com/git/git_branch_pull_from_remot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Push branch to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branch_push_to_remote.asp?remote=github" xlink:type="simple">https://www.w3schools.com/git/git_branch_push_to_remot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&amp; GitHub flow</text:p>
          </table:table-cell>
          <table:table-cell table:style-name="ce103"/>
          <table:table-cell table:style-name="ce163" office:value-type="string" calcext:value-type="string">
            <text:p><text:a xlink:href="https://www.w3schools.com/git/git_github_flow.asp?remote=github" xlink:type="simple">https://www.w3schools.com/git/git_github_flow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remote pages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pages.asp?remote=github" xlink:type="simple">https://www.w3schools.com/git/git_remote_pages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remote fork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fork.asp?remote=github" xlink:type="simple">https://www.w3schools.com/git/git_remote_fork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Clone remote fork</text:p>
          </table:table-cell>
          <table:table-cell table:style-name="ce103"/>
          <table:table-cell table:style-name="ce163" office:value-type="string" calcext:value-type="string">
            <text:p><text:a xlink:href="https://www.w3schools.com/git/git_clone.asp?remote=github" xlink:type="simple">https://www.w3schools.com/git/git_clon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Send pull request on remote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send_pull_request.asp?remote=github" xlink:type="simple">https://www.w3schools.com/git/git_remote_send_pull_request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Create gitignore file</text:p>
          </table:table-cell>
          <table:table-cell table:style-name="ce103"/>
          <table:table-cell table:style-name="ce163" office:value-type="string" calcext:value-type="string">
            <text:p><text:a xlink:href="https://www.w3schools.com/git/git_ignore.asp?remote=github" xlink:type="simple">https://www.w3schools.com/git/git_ignore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security SSH</text:p>
          </table:table-cell>
          <table:table-cell table:style-name="ce103"/>
          <table:table-cell table:style-name="ce163" office:value-type="string" calcext:value-type="string">
            <text:p><text:a xlink:href="https://www.w3schools.com/git/git_security_ssh.asp?remote=github" xlink:type="simple">https://www.w3schools.com/git/git_security_ssh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Add SSH to GitHub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mote_add_ssh.asp?remote=github" xlink:type="simple">https://www.w3schools.com/git/git_remote_add_ssh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Revert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vert.asp?remote=github" xlink:type="simple">https://www.w3schools.com/git/git_revert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Reset</text:p>
          </table:table-cell>
          <table:table-cell table:style-name="ce103"/>
          <table:table-cell table:style-name="ce163" office:value-type="string" calcext:value-type="string">
            <text:p><text:a xlink:href="https://www.w3schools.com/git/git_reset.asp?remote=github" xlink:type="simple">https://www.w3schools.com/git/git_reset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Amend</text:p>
          </table:table-cell>
          <table:table-cell table:style-name="ce103"/>
          <table:table-cell table:style-name="ce163" office:value-type="string" calcext:value-type="string">
            <text:p><text:a xlink:href="https://www.w3schools.com/git/git_amend.asp?remote=github" xlink:type="simple">https://www.w3schools.com/git/git_amend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Exercises</text:p>
          </table:table-cell>
          <table:table-cell table:style-name="ce103"/>
          <table:table-cell table:style-name="ce163" office:value-type="string" calcext:value-type="string">
            <text:p><text:a xlink:href="https://www.w3schools.com/git/git_exercises.asp?remote=github" xlink:type="simple">https://www.w3schools.com/git/git_exercises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3"/>
          <table:table-cell table:style-name="ce103" office:value-type="float" office:value="34" calcext:value-type="float">
            <text:p>34</text:p>
          </table:table-cell>
          <table:table-cell table:style-name="ce137" office:value-type="string" calcext:value-type="string">
            <text:p>Git Quiz</text:p>
          </table:table-cell>
          <table:table-cell table:style-name="ce103"/>
          <table:table-cell table:style-name="ce163" office:value-type="string" calcext:value-type="string">
            <text:p><text:a xlink:href="https://www.w3schools.com/git/git_quiz.asp?remote=github" xlink:type="simple">https://www.w3schools.com/git/git_quiz.asp?remote=github</text:a></text:p>
          </table:table-cell>
          <table:table-cell table:style-name="ce103" table:number-columns-repeated="2"/>
          <table:table-cell table:style-name="ce5" office:value-type="string" calcext:value-type="string">
            <text:p>Done</text:p>
          </table:table-cell>
          <table:table-cell table:style-name="ce103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Basic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index.php" xlink:type="simple">https://www.w3schools.com/postgresql/index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<text:s/>PostgreSQL intro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intro.php" xlink:type="simple">https://www.w3schools.com/postgresql/postgresql_intro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<text:s/>PostgreSQL installatio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install.php" xlink:type="simple">https://www.w3schools.com/postgresql/postgresql_install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<text:s/>PostgreSQL get started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getstarted.php" xlink:type="simple">https://www.w3schools.com/postgresql/postgresql_getstarted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<text:s/>PostgreSQL pyadmin4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pgadmin4.php" xlink:type="simple">https://www.w3schools.com/postgresql/postgresql_pgadmin4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Create tabl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create_table.php" xlink:type="simple">https://www.w3schools.com/postgresql/postgresql_create_tabl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Insert data into tabl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insert_into.php" xlink:type="simple">https://www.w3schools.com/postgresql/postgresql_insert_into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Fetch data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fetch_data.php" xlink:type="simple">https://www.w3schools.com/postgresql/postgresql_fetch_data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Add Colum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dd_column.php" xlink:type="simple">https://www.w3schools.com/postgresql/postgresql_add_colum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Update tabl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update.php" xlink:type="simple">https://www.w3schools.com/postgresql/postgresql_updat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Alter colum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lter_column.php" xlink:type="simple">https://www.w3schools.com/postgresql/postgresql_alter_colum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Drop colum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drop_column.php" xlink:type="simple">https://www.w3schools.com/postgresql/postgresql_drop_colum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Delet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delete.php" xlink:type="simple">https://www.w3schools.com/postgresql/postgresql_delet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Drop table</text:p>
          </table:table-cell>
          <table:table-cell table:style-name="ce108" office:value-type="string" calcext:value-type="string">
            <text:p><text:s/></text:p>
          </table:table-cell>
          <table:table-cell table:style-name="ce173" office:value-type="string" calcext:value-type="string">
            <text:p><text:a xlink:href="https://www.w3schools.com/postgresql/postgresql_drop_table.php" xlink:type="simple">https://www.w3schools.com/postgresql/postgresql_drop_tabl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Create demo table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create_demodatabase.php" xlink:type="simple">https://www.w3schools.com/postgresql/postgresql_create_demodatabas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operator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operators.php" xlink:type="simple">https://www.w3schools.com/postgresql/postgresql_operators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select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select.php" xlink:type="simple">https://www.w3schools.com/postgresql/postgresql_select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select distinct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select_distinct.php" xlink:type="simple">https://www.w3schools.com/postgresql/postgresql_select_distinct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wher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where.php" xlink:type="simple">https://www.w3schools.com/postgresql/postgresql_wher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order by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orderby.php" xlink:type="simple">https://www.w3schools.com/postgresql/postgresql_orderby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<text:s/>PostgreSQL limit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limit.php" xlink:type="simple">https://www.w3schools.com/postgresql/postgresql_limit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min and max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min_max.php" xlink:type="simple">https://www.w3schools.com/postgresql/postgresql_min_max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count</text:p>
          </table:table-cell>
          <table:table-cell table:style-name="ce108"/>
          <table:table-cell table:style-name="ce174" office:value-type="string" calcext:value-type="string">
            <text:p><text:a xlink:href="https://www.w3schools.com/postgresql/postgresql_count.php" xlink:type="simple">https://www.w3schools.com/postgresql/postgresql_count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sum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sum.php" xlink:type="simple">https://www.w3schools.com/postgresql/postgresql_sum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avg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vg.php" xlink:type="simple">https://www.w3schools.com/postgresql/postgresql_avg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lik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like.php" xlink:type="simple">https://www.w3schools.com/postgresql/postgresql_lik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I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in.php" xlink:type="simple">https://www.w3schools.com/postgresql/postgresql_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betwee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between.php" xlink:type="simple">https://www.w3schools.com/postgresql/postgresql_betwee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A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s.php" xlink:type="simple">https://www.w3schools.com/postgresql/postgresql_as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join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joins.php" xlink:type="simple">https://www.w3schools.com/postgresql/postgresql_joins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inner join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inner_join.php" xlink:type="simple">https://www.w3schools.com/postgresql/postgresql_inner_jo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left joi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left_join.php" xlink:type="simple">https://www.w3schools.com/postgresql/postgresql_left_jo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right joi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right_join.php" xlink:type="simple">https://www.w3schools.com/postgresql/postgresql_right_jo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full joi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full_join.php" xlink:type="simple">https://www.w3schools.com/postgresql/postgresql_full_jo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cross joi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cross_join.php" xlink:type="simple">https://www.w3schools.com/postgresql/postgresql_cross_joi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union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union.php" xlink:type="simple">https://www.w3schools.com/postgresql/postgresql_union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group by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groupby.php" xlink:type="simple">https://www.w3schools.com/postgresql/postgresql_groupby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having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having.php" xlink:type="simple">https://www.w3schools.com/postgresql/postgresql_having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PostgreSQL exist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exists.php" xlink:type="simple">https://www.w3schools.com/postgresql/postgresql_exists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5" office:value-type="string" calcext:value-type="string">
            <text:p>PostgreSQL ANY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ny.php" xlink:type="simple">https://www.w3schools.com/postgresql/postgresql_any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5" office:value-type="string" calcext:value-type="string">
            <text:p>PostgreSQL All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all.php" xlink:type="simple">https://www.w3schools.com/postgresql/postgresql_all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5" office:value-type="string" calcext:value-type="string">
            <text:p>PostgreSQL Case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case.php" xlink:type="simple">https://www.w3schools.com/postgresql/postgresql_case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Exercises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exercises.php" xlink:type="simple">https://www.w3schools.com/postgresql/postgresql_exercises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44" office:value-type="string" calcext:value-type="string">
            <text:p>Quiz</text:p>
          </table:table-cell>
          <table:table-cell table:style-name="ce108"/>
          <table:table-cell table:style-name="ce173" office:value-type="string" calcext:value-type="string">
            <text:p><text:a xlink:href="https://www.w3schools.com/postgresql/postgresql_quiz.php" xlink:type="simple">https://www.w3schools.com/postgresql/postgresql_quiz.php</text:a></text:p>
          </table:table-cell>
          <table:table-cell table:style-name="ce108" table:number-columns-repeated="2"/>
          <table:table-cell table:style-name="ce5" office:value-type="string" calcext:value-type="string">
            <text:p>Done</text:p>
          </table:table-cell>
          <table:table-cell table:style-name="ce108" table:number-columns-repeated="1016"/>
        </table:table-row>
        <table:table-row table:style-name="ro3" table:number-rows-repeated="1048140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sic_20_Python" style:display-name="PageStyle_Basic Pyth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5T19:09:39.359778467</dc:date>
    <meta:editing-duration>P3DT15H34M3S</meta:editing-duration>
    <meta:editing-cycles>35</meta:editing-cycles>
    <meta:document-statistic meta:table-count="1" meta:cell-count="1696" meta:object-count="0"/>
  </office:meta>
</office:document-meta>
</file>